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nux Libertine O" svg:font-family="'Linux Libertine O'"/>
    <style:font-face style:name="Linux Libertine O1" svg:font-family="'Linux Libertine O'" style:font-adornments="Regular"/>
    <style:font-face style:name="FreeSerif3" svg:font-family="FreeSerif" style:font-family-generic="roman"/>
    <style:font-face style:name="Lucida Sans2" svg:font-family="'Lucida Sans'" style:font-family-generic="swiss"/>
    <style:font-face style:name="Courier 10 Pitch" svg:font-family="'Courier 10 Pitch'" style:font-pitch="fixed"/>
    <style:font-face style:name="Courier Final Draft for Powerline" svg:font-family="'Courier Final Draft for Powerline'" style:font-pitch="fixed"/>
    <style:font-face style:name="Courier Prime" svg:font-family="'Courier Prime'" style:font-pitch="fixed"/>
    <style:font-face style:name="Courier Screenplay" svg:font-family="'Courier Screenplay'" style:font-pitch="fixed"/>
    <style:font-face style:name="FreeMono" svg:font-family="FreeMono" style:font-family-generic="modern" style:font-pitch="fixed"/>
    <style:font-face style:name="Beowulf1" svg:font-family="Beowulf1" style:font-pitch="variable"/>
    <style:font-face style:name="Gentium" svg:font-family="Gentium" style:font-pitch="variable"/>
    <style:font-face style:name="Linux Libertine O2" svg:font-family="'Linux Libertine O'" style:font-pitch="variable"/>
    <style:font-face style:name="Lucida Sans" svg:font-family="'Lucida Sans'" style:font-pitch="variable"/>
    <style:font-face style:name="Menk Amglang Tig" svg:font-family="'Menk Amglang Tig'" style:font-pitch="variable"/>
    <style:font-face style:name="Menk BudunTig" svg:font-family="'Menk BudunTig'" style:font-pitch="variable"/>
    <style:font-face style:name="Menk Hawang Tig" svg:font-family="'Menk Hawang Tig'" style:font-pitch="variable"/>
    <style:font-face style:name="Menk Lhundb Tig" svg:font-family="'Menk Lhundb Tig'" style:font-pitch="variable"/>
    <style:font-face style:name="Menk Qagan Tig" svg:font-family="'Menk Qagan Tig'" style:font-pitch="variable"/>
    <style:font-face style:name="Roboto Condensed" svg:font-family="'Roboto Condensed'" style:font-pitch="variable"/>
    <style:font-face style:name="San Francisco Display" svg:font-family="'San Francisco Display'" style:font-pitch="variable"/>
    <style:font-face style:name="Swansea" svg:font-family="Swansea" style:font-pitch="variable"/>
    <style:font-face style:name="FreeSerif1" svg:font-family="FreeSerif" style:font-family-generic="roman" style:font-pitch="variable"/>
    <style:font-face style:name="FreeSerif" svg:font-family="FreeSerif" style:font-adornments="Italic" style:font-family-generic="roman" style:font-pitch="variable"/>
    <style:font-face style:name="FreeSerif2"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ira Sans Condensed Light" svg:font-family="'Fira Sans Condensed Light'" style:font-adornments="Light"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irst_20_line_20_indent">
      <style:text-properties officeooo:paragraph-rsid="000c0fa8"/>
    </style:style>
    <style:style style:name="P2" style:family="paragraph" style:parent-style-name="H3_20_Body_20_Paragraph">
      <style:text-properties officeooo:paragraph-rsid="0007a297"/>
    </style:style>
    <style:style style:name="P3" style:family="paragraph" style:parent-style-name="H3_20_Body_20_Paragraph">
      <style:text-properties style:text-underline-style="solid" style:text-underline-width="auto" style:text-underline-color="font-color" officeooo:rsid="0011506c" officeooo:paragraph-rsid="0011506c"/>
    </style:style>
    <style:style style:name="P4" style:family="paragraph" style:parent-style-name="H3_20_Body_20_Paragraph">
      <style:text-properties style:text-underline-style="solid" style:text-underline-width="auto" style:text-underline-color="font-color" officeooo:rsid="00132a51" officeooo:paragraph-rsid="00132a51"/>
    </style:style>
    <style:style style:name="P5" style:family="paragraph" style:parent-style-name="H3_20_Body_20_Paragraph">
      <style:text-properties officeooo:paragraph-rsid="0010c489"/>
    </style:style>
    <style:style style:name="P6" style:family="paragraph" style:parent-style-name="H3_20_Body_20_Paragraph">
      <style:text-properties style:font-name="FreeSerif1" style:text-underline-style="solid" style:text-underline-width="auto" style:text-underline-color="font-color" officeooo:rsid="001360b1" officeooo:paragraph-rsid="001360b1"/>
    </style:style>
    <style:style style:name="P7" style:family="paragraph" style:parent-style-name="H3_20_Body_20_Paragraph">
      <style:text-properties officeooo:rsid="0016c6d2" officeooo:paragraph-rsid="00171d94"/>
    </style:style>
    <style:style style:name="P8" style:family="paragraph" style:parent-style-name="H3_20_Body_20_Paragraph">
      <style:text-properties officeooo:paragraph-rsid="001b6ce6"/>
    </style:style>
    <style:style style:name="P9" style:family="paragraph" style:parent-style-name="H3_20_Body_20_Paragraph">
      <style:text-properties officeooo:paragraph-rsid="0022c681"/>
    </style:style>
    <style:style style:name="P10" style:family="paragraph" style:parent-style-name="H3_20_Body_20_Paragraph">
      <style:text-properties officeooo:rsid="00268838" officeooo:paragraph-rsid="00268838"/>
    </style:style>
    <style:style style:name="P11" style:family="paragraph" style:parent-style-name="H3_20_Body_20_Paragraph">
      <style:text-properties officeooo:paragraph-rsid="002d421a"/>
    </style:style>
    <style:style style:name="P12" style:family="paragraph" style:parent-style-name="H3_20_Body_20_Paragraph">
      <style:text-properties officeooo:paragraph-rsid="00327da2"/>
    </style:style>
    <style:style style:name="P13" style:family="paragraph" style:parent-style-name="H3_20_Body_20_Paragraph">
      <style:text-properties officeooo:paragraph-rsid="00393dbd"/>
    </style:style>
    <style:style style:name="P14" style:family="paragraph" style:parent-style-name="H3_20_Body_20_Paragraph">
      <style:text-properties officeooo:paragraph-rsid="003f69de"/>
    </style:style>
    <style:style style:name="P15" style:family="paragraph" style:parent-style-name="H3_20_Body_20_Paragraph">
      <style:text-properties officeooo:rsid="00429ea4" officeooo:paragraph-rsid="00452d6a"/>
    </style:style>
    <style:style style:name="P16" style:family="paragraph" style:parent-style-name="H3_20_Body_20_Paragraph">
      <style:text-properties officeooo:rsid="0043831d" officeooo:paragraph-rsid="0043831d"/>
    </style:style>
    <style:style style:name="P17" style:family="paragraph" style:parent-style-name="H3_20_Body_20_Paragraph">
      <style:text-properties fo:font-weight="bold" officeooo:rsid="0045b915" officeooo:paragraph-rsid="0045b915" style:font-weight-asian="bold" style:font-weight-complex="bold"/>
    </style:style>
    <style:style style:name="P18" style:family="paragraph" style:parent-style-name="H3_20_Body_20_Paragraph">
      <style:text-properties fo:font-weight="bold" officeooo:rsid="0045b915" officeooo:paragraph-rsid="004bb4df" style:font-weight-asian="bold" style:font-weight-complex="bold"/>
    </style:style>
    <style:style style:name="P19" style:family="paragraph" style:parent-style-name="H3_20_Body_20_Paragraph">
      <style:text-properties officeooo:paragraph-rsid="004e77a7"/>
    </style:style>
    <style:style style:name="P20" style:family="paragraph" style:parent-style-name="H3_20_Body_20_Paragraph">
      <style:text-properties officeooo:rsid="0053df48" officeooo:paragraph-rsid="0053df48"/>
    </style:style>
    <style:style style:name="P21" style:family="paragraph" style:parent-style-name="H3_20_Body_20_Paragraph">
      <style:text-properties officeooo:rsid="00583951" officeooo:paragraph-rsid="00583951"/>
    </style:style>
    <style:style style:name="P22"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Times New Roman" fo:letter-spacing="normal" officeooo:rsid="00088fb4" officeooo:paragraph-rsid="000a3ced" style:letter-kerning="false"/>
    </style:style>
    <style:style style:name="P23"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Liberation Serif" fo:letter-spacing="normal" officeooo:rsid="00088fb4" officeooo:paragraph-rsid="0010c489" style:letter-kerning="false"/>
    </style:style>
    <style:style style:name="P24"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Helvetica" fo:letter-spacing="0.0138in" officeooo:rsid="00088fb4" officeooo:paragraph-rsid="00171d94" style:letter-kerning="false"/>
    </style:style>
    <style:style style:name="P25"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Nimbus Sans" fo:letter-spacing="0.0138in" officeooo:rsid="00088fb4" officeooo:paragraph-rsid="001f6fb3" style:letter-kerning="false"/>
    </style:style>
    <style:style style:name="P26" style:family="paragraph" style:parent-style-name="H3_20_Examples" style:master-page-name="">
      <loext:graphic-properties draw:fill="none"/>
      <style:paragraph-properties fo:margin-left="1.5in" fo:margin-right="0in" fo:margin-top="0in" fo:margin-bottom="0.15in" style:contextual-spacing="false" fo:line-height="115%" fo:text-align="start" style:justify-single-word="false" fo:text-indent="0in" style:auto-text-indent="false" style:page-number="auto" fo:background-color="transparent">
        <style:tab-stops/>
      </style:paragraph-properties>
      <style:text-properties style:font-name="Swansea" fo:letter-spacing="0.0138in" officeooo:rsid="00088fb4" officeooo:paragraph-rsid="0022c681" style:letter-kerning="false"/>
    </style:style>
    <style:style style:name="P27" style:family="paragraph" style:parent-style-name="H3_20_Body_20_Paragraph" style:master-page-name="">
      <loext:graphic-properties draw:fill="none"/>
      <style:paragraph-properties fo:margin-left="1.5in" fo:margin-right="0in" fo:margin-top="0in" fo:margin-bottom="0.15in" style:contextual-spacing="false" fo:line-height="115%" fo:text-indent="0in" style:auto-text-indent="false" style:page-number="auto" fo:background-color="transparent"/>
      <style:text-properties style:font-name="Nimbus Sans" fo:font-style="normal" style:text-underline-style="none" officeooo:rsid="001b376e" officeooo:paragraph-rsid="001b6ce6" style:font-style-asian="normal" style:font-style-complex="normal"/>
    </style:style>
    <style:style style:name="P28" style:family="paragraph" style:parent-style-name="H3_20_Body_20_Paragraph" style:master-page-name="">
      <loext:graphic-properties draw:fill="none"/>
      <style:paragraph-properties fo:margin-left="1.5in" fo:margin-right="0in" fo:margin-top="0in" fo:margin-bottom="0.15in" style:contextual-spacing="false" fo:line-height="115%" fo:text-indent="0in" style:auto-text-indent="false" style:page-number="auto" fo:background-color="transparent"/>
      <style:text-properties style:font-name="Swansea" fo:font-style="normal" style:text-underline-style="none" officeooo:rsid="001b376e" officeooo:paragraph-rsid="0022c681" style:font-style-asian="normal" style:font-style-complex="normal"/>
    </style:style>
    <style:style style:name="P29" style:family="paragraph" style:parent-style-name="H3_20_Examples">
      <style:text-properties style:font-name="Times New Roman" officeooo:rsid="000a3ced" officeooo:paragraph-rsid="000a3ced"/>
    </style:style>
    <style:style style:name="P30" style:family="paragraph" style:parent-style-name="H3_20_Examples">
      <style:text-properties style:font-name="Times New Roman" fo:font-style="italic" officeooo:rsid="000a3ced" officeooo:paragraph-rsid="004012ad" style:font-style-asian="italic" style:font-style-complex="italic"/>
    </style:style>
    <style:style style:name="P31" style:family="paragraph" style:parent-style-name="H3_20_Examples">
      <style:text-properties style:font-name="Times New Roman" fo:font-weight="bold" officeooo:rsid="000a3ced" officeooo:paragraph-rsid="004012ad" style:font-weight-asian="bold" style:font-weight-complex="bold"/>
    </style:style>
    <style:style style:name="P32" style:family="paragraph" style:parent-style-name="H3_20_Examples">
      <style:text-properties style:font-name="Liberation Serif" officeooo:rsid="000a3ced" officeooo:paragraph-rsid="0010c489"/>
    </style:style>
    <style:style style:name="P33" style:family="paragraph" style:parent-style-name="H3_20_Examples">
      <style:text-properties style:font-name="Liberation Serif" fo:font-style="italic" officeooo:rsid="000a3ced" officeooo:paragraph-rsid="004012ad" style:font-style-asian="italic" style:font-style-complex="italic"/>
    </style:style>
    <style:style style:name="P34" style:family="paragraph" style:parent-style-name="H3_20_Examples">
      <style:text-properties style:font-name="Liberation Serif" fo:font-weight="bold" officeooo:rsid="000a3ced" officeooo:paragraph-rsid="004012ad" style:font-weight-asian="bold" style:font-weight-complex="bold"/>
    </style:style>
    <style:style style:name="P35" style:family="paragraph" style:parent-style-name="H3_20_Examples">
      <style:text-properties style:font-name="FreeSerif1"/>
    </style:style>
    <style:style style:name="P36" style:family="paragraph" style:parent-style-name="H3_20_Examples">
      <style:text-properties style:font-name="FreeSerif1" fo:font-style="italic" officeooo:paragraph-rsid="004012ad" style:font-style-asian="italic" style:font-style-complex="italic"/>
    </style:style>
    <style:style style:name="P37" style:family="paragraph" style:parent-style-name="H3_20_Examples">
      <style:text-properties style:font-name="FreeSerif1" fo:font-weight="bold" officeooo:paragraph-rsid="004012ad" style:font-weight-asian="bold" style:font-weight-complex="bold"/>
    </style:style>
    <style:style style:name="P38" style:family="paragraph" style:parent-style-name="H3_20_Examples">
      <style:text-properties style:font-name="Gentium"/>
    </style:style>
    <style:style style:name="P39" style:family="paragraph" style:parent-style-name="H3_20_Examples">
      <style:text-properties style:font-name="Gentium" officeooo:paragraph-rsid="00132a51"/>
    </style:style>
    <style:style style:name="P40" style:family="paragraph" style:parent-style-name="H3_20_Examples">
      <style:text-properties style:font-name="Gentium" fo:font-style="italic" officeooo:paragraph-rsid="004012ad" style:font-style-asian="italic" style:font-style-complex="italic"/>
    </style:style>
    <style:style style:name="P41" style:family="paragraph" style:parent-style-name="H3_20_Examples">
      <style:text-properties style:font-name="Gentium" fo:font-weight="bold" officeooo:paragraph-rsid="004012ad" style:font-weight-asian="bold" style:font-weight-complex="bold"/>
    </style:style>
    <style:style style:name="P42" style:family="paragraph" style:parent-style-name="H3_20_Examples">
      <style:text-properties style:font-name="Linux Libertine O2"/>
    </style:style>
    <style:style style:name="P43" style:family="paragraph" style:parent-style-name="H3_20_Examples">
      <style:text-properties style:font-name="Linux Libertine O2" fo:font-style="italic" officeooo:paragraph-rsid="004012ad" style:font-style-asian="italic" style:font-style-complex="italic"/>
    </style:style>
    <style:style style:name="P44" style:family="paragraph" style:parent-style-name="H3_20_Examples">
      <style:text-properties style:font-name="Linux Libertine O2" fo:font-weight="bold" officeooo:paragraph-rsid="004012ad" style:font-weight-asian="bold" style:font-weight-complex="bold"/>
    </style:style>
    <style:style style:name="P45" style:family="paragraph" style:parent-style-name="H3_20_Examples">
      <style:text-properties style:font-name="Helvetica" officeooo:rsid="000a3ced" officeooo:paragraph-rsid="00171d94"/>
    </style:style>
    <style:style style:name="P46" style:family="paragraph" style:parent-style-name="H3_20_Examples">
      <style:text-properties style:font-name="Helvetica" fo:font-style="italic" officeooo:rsid="000a3ced" officeooo:paragraph-rsid="003f69de" style:font-style-asian="italic" style:font-style-complex="italic"/>
    </style:style>
    <style:style style:name="P47" style:family="paragraph" style:parent-style-name="H3_20_Examples">
      <style:text-properties style:font-name="Helvetica" fo:font-weight="bold" officeooo:rsid="000a3ced" officeooo:paragraph-rsid="003f69de" style:font-weight-asian="bold" style:font-weight-complex="bold"/>
    </style:style>
    <style:style style:name="P48" style:family="paragraph" style:parent-style-name="H3_20_Examples">
      <style:text-properties style:font-name="Nimbus Sans" officeooo:rsid="000a3ced" officeooo:paragraph-rsid="001b6ce6"/>
    </style:style>
    <style:style style:name="P49" style:family="paragraph" style:parent-style-name="H3_20_Examples">
      <style:text-properties style:font-name="Nimbus Sans" fo:font-style="italic" officeooo:rsid="000a3ced" officeooo:paragraph-rsid="00408be6" style:font-style-asian="italic" style:font-style-complex="italic"/>
    </style:style>
    <style:style style:name="P50" style:family="paragraph" style:parent-style-name="H3_20_Examples">
      <style:text-properties style:font-name="Nimbus Sans" fo:font-weight="bold" officeooo:rsid="000a3ced" officeooo:paragraph-rsid="00408be6" style:font-weight-asian="bold" style:font-weight-complex="bold"/>
    </style:style>
    <style:style style:name="P51" style:family="paragraph" style:parent-style-name="H3_20_Examples">
      <style:text-properties style:font-name="Swansea" officeooo:rsid="000a3ced" officeooo:paragraph-rsid="0022c681"/>
    </style:style>
    <style:style style:name="P52" style:family="paragraph" style:parent-style-name="H3_20_Examples">
      <style:text-properties style:font-name="Swansea" fo:font-style="italic" officeooo:rsid="000a3ced" officeooo:paragraph-rsid="003f69de" style:font-style-asian="italic" style:font-style-complex="italic"/>
    </style:style>
    <style:style style:name="P53" style:family="paragraph" style:parent-style-name="H3_20_Examples">
      <style:text-properties style:font-name="Swansea" fo:font-weight="bold" officeooo:rsid="000a3ced" officeooo:paragraph-rsid="003f69de" style:font-weight-asian="bold" style:font-weight-complex="bold"/>
    </style:style>
    <style:style style:name="P54" style:family="paragraph" style:parent-style-name="H3_20_Examples">
      <style:text-properties style:font-name="FreeSans"/>
    </style:style>
    <style:style style:name="P55" style:family="paragraph" style:parent-style-name="H3_20_Examples">
      <style:text-properties style:font-name="FreeSans" fo:font-style="italic" officeooo:paragraph-rsid="003f69de" style:font-style-asian="italic" style:font-style-complex="italic"/>
    </style:style>
    <style:style style:name="P56" style:family="paragraph" style:parent-style-name="H3_20_Examples">
      <style:text-properties style:font-name="FreeSans" fo:font-weight="bold" officeooo:paragraph-rsid="003f69de" style:font-weight-asian="bold" style:font-weight-complex="bold"/>
    </style:style>
    <style:style style:name="P57" style:family="paragraph" style:parent-style-name="H3_20_Examples">
      <style:text-properties style:font-name="San Francisco Display"/>
    </style:style>
    <style:style style:name="P58" style:family="paragraph" style:parent-style-name="H3_20_Examples">
      <style:text-properties style:font-name="San Francisco Display" fo:font-style="italic" officeooo:paragraph-rsid="003f69de" style:font-style-asian="italic" style:font-style-complex="italic"/>
    </style:style>
    <style:style style:name="P59" style:family="paragraph" style:parent-style-name="H3_20_Examples">
      <style:text-properties style:font-name="San Francisco Display" fo:font-weight="bold" officeooo:paragraph-rsid="003f69de" style:font-weight-asian="bold" style:font-weight-complex="bold"/>
    </style:style>
    <style:style style:name="P60" style:family="paragraph" style:parent-style-name="H3_20_Examples">
      <style:text-properties style:font-name="Fira Sans Condensed Light" fo:font-size="13pt" style:font-size-asian="13pt" style:font-size-complex="13pt"/>
    </style:style>
    <style:style style:name="P61" style:family="paragraph" style:parent-style-name="H3_20_Examples">
      <style:text-properties style:font-name="Fira Sans Condensed Light" fo:font-size="13pt" officeooo:paragraph-rsid="00327da2" style:font-size-asian="13pt" style:font-size-complex="13pt"/>
    </style:style>
    <style:style style:name="P62" style:family="paragraph" style:parent-style-name="H3_20_Examples">
      <style:text-properties style:font-name="Fira Sans Condensed Light" fo:font-size="13pt" fo:font-style="italic" officeooo:paragraph-rsid="003f69de" style:font-size-asian="13pt" style:font-style-asian="italic" style:font-size-complex="13pt" style:font-style-complex="italic"/>
    </style:style>
    <style:style style:name="P63" style:family="paragraph" style:parent-style-name="H3_20_Examples">
      <style:text-properties style:font-name="Fira Sans Condensed Light" fo:font-size="13pt" fo:font-weight="bold" officeooo:paragraph-rsid="003f69de" style:font-size-asian="13pt" style:font-weight-asian="bold" style:font-size-complex="13pt" style:font-weight-complex="bold"/>
    </style:style>
    <style:style style:name="P64" style:family="paragraph" style:parent-style-name="H3_20_Examples">
      <style:text-properties style:font-name="Courier Final Draft for Powerline" fo:font-size="12pt" style:font-size-asian="12pt" style:font-size-complex="12pt"/>
    </style:style>
    <style:style style:name="P65" style:family="paragraph" style:parent-style-name="H3_20_Examples">
      <style:text-properties style:font-name="Courier Final Draft for Powerline" fo:font-size="12pt" officeooo:paragraph-rsid="003f69de" style:font-size-asian="12pt" style:font-size-complex="12pt"/>
    </style:style>
    <style:style style:name="P66" style:family="paragraph" style:parent-style-name="H3_20_Examples">
      <style:text-properties style:font-name="Courier Final Draft for Powerline" fo:font-size="12pt" fo:font-style="italic" officeooo:paragraph-rsid="003f69de" style:font-size-asian="12pt" style:font-style-asian="italic" style:font-size-complex="12pt" style:font-style-complex="italic"/>
    </style:style>
    <style:style style:name="P67" style:family="paragraph" style:parent-style-name="H3_20_Examples">
      <style:text-properties style:font-name="Courier Final Draft for Powerline" fo:font-size="12pt" fo:font-weight="bold" officeooo:paragraph-rsid="003f69de" style:font-size-asian="12pt" style:font-weight-asian="bold" style:font-size-complex="12pt" style:font-weight-complex="bold"/>
    </style:style>
    <style:style style:name="P68" style:family="paragraph" style:parent-style-name="H3_20_Examples">
      <style:text-properties style:font-name="Courier Prime"/>
    </style:style>
    <style:style style:name="P69" style:family="paragraph" style:parent-style-name="H3_20_Examples">
      <style:text-properties style:font-name="Courier Prime" fo:font-size="12pt" officeooo:paragraph-rsid="00452d6a" style:font-size-asian="12pt" style:font-size-complex="12pt"/>
    </style:style>
    <style:style style:name="P70" style:family="paragraph" style:parent-style-name="H3_20_Examples">
      <style:text-properties style:font-name="Courier Prime" fo:font-size="12pt" fo:font-style="italic" officeooo:paragraph-rsid="00452d6a" style:font-size-asian="12pt" style:font-style-asian="italic" style:font-size-complex="12pt" style:font-style-complex="italic"/>
    </style:style>
    <style:style style:name="P71" style:family="paragraph" style:parent-style-name="H3_20_Examples">
      <style:text-properties style:font-name="Courier Prime" fo:font-size="12pt" fo:font-weight="bold" officeooo:paragraph-rsid="00452d6a" style:font-size-asian="12pt" style:font-weight-asian="bold" style:font-size-complex="12pt" style:font-weight-complex="bold"/>
    </style:style>
    <style:style style:name="P72" style:family="paragraph" style:parent-style-name="H3_20_Examples">
      <style:text-properties style:font-name="FreeMono"/>
    </style:style>
    <style:style style:name="P73" style:family="paragraph" style:parent-style-name="H3_20_Examples">
      <style:text-properties style:font-name="FreeMono" fo:font-size="12pt" officeooo:paragraph-rsid="0045b915" style:font-size-asian="12pt" style:font-size-complex="12pt"/>
    </style:style>
    <style:style style:name="P74" style:family="paragraph" style:parent-style-name="H3_20_Examples">
      <style:text-properties style:font-name="FreeMono" fo:font-size="12pt" fo:font-style="italic" officeooo:paragraph-rsid="0045b915" style:font-size-asian="12pt" style:font-style-asian="italic" style:font-size-complex="12pt" style:font-style-complex="italic"/>
    </style:style>
    <style:style style:name="P75" style:family="paragraph" style:parent-style-name="H3_20_Examples">
      <style:text-properties style:font-name="FreeMono" fo:font-size="12pt" fo:font-weight="bold" officeooo:paragraph-rsid="0045b915" style:font-size-asian="12pt" style:font-weight-asian="bold" style:font-size-complex="12pt" style:font-weight-complex="bold"/>
    </style:style>
    <style:style style:name="P76" style:family="paragraph" style:parent-style-name="H3_20_Examples">
      <style:text-properties style:font-name="Courier Screenplay"/>
    </style:style>
    <style:style style:name="P77" style:family="paragraph" style:parent-style-name="H3_20_Examples">
      <style:text-properties style:font-name="Courier Screenplay" fo:font-size="12pt" officeooo:paragraph-rsid="004bb4df" style:font-size-asian="12pt" style:font-size-complex="12pt"/>
    </style:style>
    <style:style style:name="P78" style:family="paragraph" style:parent-style-name="H3_20_Examples">
      <style:text-properties style:font-name="Courier Screenplay" fo:font-size="12pt" fo:font-style="italic" officeooo:paragraph-rsid="004bb4df" style:font-size-asian="12pt" style:font-style-asian="italic" style:font-size-complex="12pt" style:font-style-complex="italic"/>
    </style:style>
    <style:style style:name="P79" style:family="paragraph" style:parent-style-name="H3_20_Examples">
      <style:text-properties style:font-name="Courier Screenplay" fo:font-size="12pt" fo:font-weight="bold" officeooo:paragraph-rsid="004bb4df" style:font-size-asian="12pt" style:font-weight-asian="bold" style:font-size-complex="12pt" style:font-weight-complex="bold"/>
    </style:style>
    <style:style style:name="P80" style:family="paragraph" style:parent-style-name="H3_20_Examples">
      <style:text-properties style:font-name="Courier 10 Pitch" fo:font-size="12pt" officeooo:paragraph-rsid="004e77a7" style:font-size-asian="12pt" style:font-size-complex="12pt"/>
    </style:style>
    <style:style style:name="P81" style:family="paragraph" style:parent-style-name="H3_20_Examples">
      <style:text-properties style:font-name="Courier 10 Pitch" fo:font-size="12pt" fo:font-style="italic" officeooo:paragraph-rsid="004e77a7" style:font-size-asian="12pt" style:font-style-asian="italic" style:font-size-complex="12pt" style:font-style-complex="italic"/>
    </style:style>
    <style:style style:name="P82" style:family="paragraph" style:parent-style-name="H3_20_Examples">
      <style:text-properties style:font-name="Courier 10 Pitch" fo:font-size="12pt" fo:font-weight="bold" officeooo:paragraph-rsid="004e77a7" style:font-size-asian="12pt" style:font-weight-asian="bold" style:font-size-complex="12pt" style:font-weight-complex="bold"/>
    </style:style>
    <style:style style:name="P83" style:family="paragraph" style:parent-style-name="H3_20_Examples">
      <style:text-properties style:font-name="Courier 10 Pitch" officeooo:paragraph-rsid="004e77a7"/>
    </style:style>
    <style:style style:name="P84" style:family="paragraph" style:parent-style-name="H3_20_Examples">
      <style:text-properties style:font-name="Roboto Condensed" fo:font-style="normal" fo:font-weight="250"/>
    </style:style>
    <style:style style:name="P85" style:family="paragraph" style:parent-style-name="H3_20_Examples">
      <style:text-properties style:font-name="Roboto Condensed" fo:font-style="normal" fo:font-weight="250" officeooo:paragraph-rsid="003f69de" style:font-style-asian="italic" style:font-style-complex="italic"/>
    </style:style>
    <style:style style:name="P86" style:family="paragraph" style:parent-style-name="H3_20_Examples">
      <style:text-properties style:font-name="Roboto Condensed" fo:font-style="normal" fo:font-weight="250" officeooo:paragraph-rsid="003f69de" style:font-weight-asian="bold" style:font-weight-complex="bold"/>
    </style:style>
    <style:style style:name="P87" style:family="paragraph" style:parent-style-name="H3_20_Examples">
      <style:text-properties style:font-name="Beowulf1" fo:font-size="14.6999998092651pt" officeooo:paragraph-rsid="0053e567" style:font-size-asian="14.6999998092651pt" style:font-size-complex="14.6999998092651pt"/>
    </style:style>
    <style:style style:name="P88" style:family="paragraph" style:parent-style-name="H3_20_Examples">
      <style:text-properties style:font-name="Beowulf1" fo:font-size="14.6999998092651pt" fo:font-style="italic" officeooo:paragraph-rsid="0053e567" style:font-size-asian="14.6999998092651pt" style:font-style-asian="italic" style:font-size-complex="14.6999998092651pt" style:font-style-complex="italic"/>
    </style:style>
    <style:style style:name="P89" style:family="paragraph" style:parent-style-name="H3_20_Examples">
      <style:text-properties style:font-name="Beowulf1" fo:font-size="14.6999998092651pt" fo:font-weight="bold" officeooo:paragraph-rsid="0053e567" style:font-size-asian="14.6999998092651pt" style:font-weight-asian="bold" style:font-size-complex="14.6999998092651pt" style:font-weight-complex="bold"/>
    </style:style>
    <style:style style:name="P90" style:family="paragraph" style:parent-style-name="Standard">
      <style:text-properties style:font-name="FreeSerif2" officeooo:rsid="00167f8c" officeooo:paragraph-rsid="00167f8c"/>
    </style:style>
    <style:style style:name="P91" style:family="paragraph" style:parent-style-name="Standard">
      <style:text-properties style:font-name="FreeSerif2" officeooo:rsid="003b6fd6" officeooo:paragraph-rsid="003b6fd6"/>
    </style:style>
    <style:style style:name="P92" style:family="paragraph" style:parent-style-name="Text_20_body">
      <style:text-properties style:font-name="FreeSerif1" officeooo:rsid="0052fe0a" officeooo:paragraph-rsid="0052fe0a"/>
    </style:style>
    <style:style style:name="P93" style:family="paragraph" style:parent-style-name="Text_20_body">
      <style:paragraph-properties fo:text-align="justify" style:justify-single-word="false">
        <style:tab-stops/>
        <style:drop-cap style:lines="2"/>
      </style:paragraph-properties>
    </style:style>
    <style:style style:name="P94" style:family="paragraph" style:parent-style-name="H3_20_Body_20_Paragraph" style:master-page-name="">
      <loext:graphic-properties draw:fill="none"/>
      <style:paragraph-properties fo:margin-left="1in" fo:margin-right="0in" fo:margin-top="0in" fo:margin-bottom="0.15in" style:contextual-spacing="false" fo:line-height="115%" fo:text-indent="0.5in" style:auto-text-indent="false" style:page-number="auto" fo:background-color="transparent"/>
      <style:text-properties style:font-name="FreeSerif1" fo:font-style="normal" style:text-underline-style="none" officeooo:rsid="00142cff" officeooo:paragraph-rsid="00142cff" style:font-style-asian="normal" style:font-style-complex="normal"/>
    </style:style>
    <style:style style:name="P95"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rsid="00452d6a" officeooo:paragraph-rsid="00452d6a"/>
    </style:style>
    <style:style style:name="P96"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rsid="0053df48" officeooo:paragraph-rsid="0053df48"/>
    </style:style>
    <style:style style:name="P97" style:family="paragraph" style:parent-style-name="H3_20_Body_20_Paragraph" style:master-page-name="">
      <loext:graphic-properties draw:fill="none" draw:fill-color="#729fcf"/>
      <style:paragraph-properties fo:margin-left="1in" fo:margin-right="0in" fo:margin-top="0in" fo:margin-bottom="0.15in" style:contextual-spacing="false" fo:line-height="115%" fo:text-indent="0.5in" style:auto-text-indent="false" style:page-number="auto" fo:background-color="transparent"/>
      <style:text-properties officeooo:paragraph-rsid="00583951"/>
    </style:style>
    <style:style style:name="P98" style:family="paragraph" style:parent-style-name="Title">
      <style:paragraph-properties>
        <style:tab-stops>
          <style:tab-stop style:position="0.5626in"/>
        </style:tab-stops>
      </style:paragraph-properties>
    </style:style>
    <style:style style:name="P99" style:family="paragraph" style:parent-style-name="Heading_20_1">
      <style:text-properties officeooo:paragraph-rsid="00167f8c"/>
    </style:style>
    <style:style style:name="P100" style:family="paragraph" style:parent-style-name="Heading_20_1">
      <style:text-properties officeooo:paragraph-rsid="003b6fd6"/>
    </style:style>
    <style:style style:name="P101" style:family="paragraph" style:parent-style-name="Heading_20_2">
      <style:text-properties officeooo:rsid="003d17c3" officeooo:paragraph-rsid="003d17c3"/>
    </style:style>
    <style:style style:name="P102" style:family="paragraph" style:parent-style-name="Heading_20_3">
      <style:text-properties fo:font-size="13pt" style:font-size-asian="13pt" style:font-size-complex="13pt"/>
    </style:style>
    <style:style style:name="P103" style:family="paragraph" style:parent-style-name="Heading_20_3">
      <style:text-properties fo:font-size="13pt" officeooo:paragraph-rsid="00171d94" style:font-size-asian="13pt" style:font-size-complex="13pt"/>
    </style:style>
    <style:style style:name="P104" style:family="paragraph" style:parent-style-name="Heading_20_3">
      <style:text-properties officeooo:rsid="00132a51" officeooo:paragraph-rsid="00132a51"/>
    </style:style>
    <style:style style:name="P105" style:family="paragraph" style:parent-style-name="Heading_20_3">
      <style:text-properties style:font-name="FreeSerif" fo:font-size="13pt" fo:font-style="normal" fo:font-weight="normal" officeooo:rsid="00327da2" officeooo:paragraph-rsid="00327da2" style:font-name-asian="Microsoft YaHei" style:font-size-asian="13pt" style:font-weight-asian="bold" style:font-name-complex="Lucida Sans1" style:font-size-complex="13pt" style:font-weight-complex="bold"/>
    </style:style>
    <style:style style:name="P106" style:family="paragraph" style:parent-style-name="Heading_20_3">
      <style:text-properties style:font-name="FreeSerif" fo:font-size="13pt" fo:font-style="normal" fo:font-weight="normal" officeooo:rsid="00429ea4" officeooo:paragraph-rsid="00429ea4" style:font-name-asian="Microsoft YaHei" style:font-size-asian="13pt" style:font-weight-asian="bold" style:font-name-complex="Lucida Sans1" style:font-size-complex="13pt" style:font-weight-complex="bold"/>
    </style:style>
    <style:style style:name="P107" style:family="paragraph" style:parent-style-name="Heading_20_3">
      <style:text-properties officeooo:rsid="004d0004" officeooo:paragraph-rsid="004d0004"/>
    </style:style>
    <style:style style:name="P108" style:family="paragraph">
      <style:paragraph-properties fo:margin-left="0in" fo:margin-right="0in" fo:line-height="200%" fo:text-indent="0in">
        <style:tab-stops/>
      </style:paragraph-properties>
    </style:style>
    <style:style style:name="P109" style:family="paragraph">
      <style:paragraph-properties fo:margin-left="0in" fo:margin-right="0in" fo:margin-top="0in" fo:margin-bottom="0in" fo:line-height="200%" fo:text-align="start" fo:text-indent="0in" style:text-autospace="ideograph-alpha" style:punctuation-wrap="hanging" style:line-break="strict" style:writing-mode="lr-tb">
        <style:tab-stops/>
      </style:paragraph-properties>
      <style:text-properties fo:hyphenate="false" loext:hyphenation-no-caps="false"/>
    </style:style>
    <style:style style:name="P110" style:family="paragraph">
      <loext:graphic-properties draw:fill="none" draw:fill-color="#ffffff"/>
      <style:paragraph-properties fo:margin-left="0in" fo:margin-right="0in" fo:line-height="200%" fo:text-indent="0in" style:writing-mode="lr-tb">
        <style:tab-stops/>
      </style:paragraph-properties>
      <style:text-properties fo:font-size="20pt" style:font-size-asian="20pt" style:font-size-complex="20pt"/>
    </style:style>
    <style:style style:name="T1" style:family="text">
      <style:text-properties officeooo:rsid="0002c4b6"/>
    </style:style>
    <style:style style:name="T2" style:family="text">
      <style:text-properties fo:font-style="italic" style:font-style-asian="italic" style:font-style-complex="italic"/>
    </style:style>
    <style:style style:name="T3" style:family="text">
      <style:text-properties fo:font-style="italic" officeooo:rsid="0002c4b6" style:font-style-asian="italic" style:font-style-complex="italic"/>
    </style:style>
    <style:style style:name="T4" style:family="text">
      <style:text-properties fo:font-style="italic" officeooo:rsid="0005b3fd" style:font-style-asian="italic" style:font-style-complex="italic"/>
    </style:style>
    <style:style style:name="T5" style:family="text">
      <style:text-properties fo:font-style="italic" officeooo:rsid="0007b0b6" style:font-style-asian="italic" style:font-style-complex="italic"/>
    </style:style>
    <style:style style:name="T6" style:family="text">
      <style:text-properties fo:font-style="italic" officeooo:rsid="005a1ef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339543"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normal" officeooo:rsid="004d000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c4b6" style:font-style-asian="normal" style:font-style-complex="normal"/>
    </style:style>
    <style:style style:name="T13" style:family="text">
      <style:text-properties fo:font-style="normal" officeooo:rsid="0005b3fd" style:font-style-asian="normal" style:font-style-complex="normal"/>
    </style:style>
    <style:style style:name="T14" style:family="text">
      <style:text-properties fo:font-style="normal" officeooo:rsid="0007a297" style:font-style-asian="normal" style:font-style-complex="normal"/>
    </style:style>
    <style:style style:name="T15" style:family="text">
      <style:text-properties fo:font-style="normal" officeooo:rsid="0007b0b6" style:font-style-asian="normal" style:font-style-complex="normal"/>
    </style:style>
    <style:style style:name="T16" style:family="text">
      <style:text-properties fo:font-style="normal" officeooo:rsid="00583951" style:font-style-asian="normal" style:font-style-complex="normal"/>
    </style:style>
    <style:style style:name="T17" style:family="text">
      <style:text-properties fo:font-style="normal" officeooo:rsid="005a1efc"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0c489" style:font-style-asian="normal" style:font-style-complex="normal"/>
    </style:style>
    <style:style style:name="T20" style:family="text">
      <style:text-properties fo:font-style="normal" style:text-underline-style="none" officeooo:rsid="0007a297" style:font-style-asian="normal" style:font-style-complex="normal"/>
    </style:style>
    <style:style style:name="T21" style:family="text">
      <style:text-properties fo:font-style="normal" style:text-underline-style="none" officeooo:rsid="001b376e" style:font-style-asian="normal" style:font-style-complex="normal"/>
    </style:style>
    <style:style style:name="T22" style:family="text">
      <style:text-properties fo:font-style="normal" style:text-underline-style="none" officeooo:rsid="0025184c" style:font-style-asian="normal" style:font-style-complex="normal"/>
    </style:style>
    <style:style style:name="T23" style:family="text">
      <style:text-properties fo:font-style="normal" style:text-underline-style="none" officeooo:rsid="00327da2" style:font-style-asian="normal" style:font-style-complex="normal"/>
    </style:style>
    <style:style style:name="T24" style:family="text">
      <style:text-properties fo:font-style="normal" style:text-underline-style="none" officeooo:rsid="00339543" style:font-style-asian="normal" style:font-style-complex="normal"/>
    </style:style>
    <style:style style:name="T25" style:family="text">
      <style:text-properties fo:font-style="normal" style:text-underline-style="none" officeooo:rsid="0038229f" style:font-style-asian="normal" style:font-style-complex="normal"/>
    </style:style>
    <style:style style:name="T26" style:family="text">
      <style:text-properties fo:font-style="normal" style:text-underline-style="none" officeooo:rsid="0061c068"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2850a7" style:font-style-asian="normal" style:font-weight-asian="normal" style:font-style-complex="normal" style:font-weight-complex="normal"/>
    </style:style>
    <style:style style:name="T29" style:family="text">
      <style:text-properties fo:font-style="normal" fo:font-weight="normal" officeooo:rsid="004d0004" style:font-style-asian="normal" style:font-weight-asian="normal" style:font-style-complex="normal" style:font-weight-complex="normal"/>
    </style:style>
    <style:style style:name="T30" style:family="text">
      <style:text-properties style:font-name="FreeSerif1" fo:font-style="normal" style:font-style-asian="normal" style:font-style-complex="normal"/>
    </style:style>
    <style:style style:name="T31" style:family="text">
      <style:text-properties style:font-name="FreeSerif1" fo:font-style="normal" officeooo:rsid="0002c4b6" style:font-style-asian="normal" style:font-style-complex="normal"/>
    </style:style>
    <style:style style:name="T32" style:family="text">
      <style:text-properties style:font-name="FreeSerif1" fo:font-style="normal" officeooo:rsid="0003450a" style:font-style-asian="normal" style:font-style-complex="normal"/>
    </style:style>
    <style:style style:name="T33" style:family="text">
      <style:text-properties style:font-name="FreeSerif1" fo:font-style="normal" officeooo:rsid="00047143" style:font-style-asian="normal" style:font-style-complex="normal"/>
    </style:style>
    <style:style style:name="T34" style:family="text">
      <style:text-properties style:font-name="FreeSerif1" fo:font-style="normal" officeooo:rsid="000c0fa8" style:font-style-asian="normal" style:font-style-complex="normal"/>
    </style:style>
    <style:style style:name="T35" style:family="text">
      <style:text-properties style:font-name="FreeSerif1" fo:font-style="normal" officeooo:rsid="0054bdd2" style:font-style-asian="normal" style:font-style-complex="normal"/>
    </style:style>
    <style:style style:name="T36" style:family="text">
      <style:text-properties style:font-name="FreeSerif1" fo:font-style="normal" officeooo:rsid="00583951" style:font-style-asian="normal" style:font-style-complex="normal"/>
    </style:style>
    <style:style style:name="T37" style:family="text">
      <style:text-properties style:font-name="FreeSerif1" fo:font-style="italic" style:font-style-asian="italic" style:font-style-complex="italic"/>
    </style:style>
    <style:style style:name="T38" style:family="text">
      <style:text-properties style:font-name="FreeSerif1" fo:font-style="italic" officeooo:rsid="0002c4b6" style:font-style-asian="italic" style:font-style-complex="italic"/>
    </style:style>
    <style:style style:name="T39" style:family="text">
      <style:text-properties style:font-name="FreeSerif1" fo:font-style="italic" officeooo:rsid="0003450a" style:font-style-asian="italic" style:font-style-complex="italic"/>
    </style:style>
    <style:style style:name="T40" style:family="text">
      <style:text-properties style:font-name="FreeSerif1" fo:font-style="italic" officeooo:rsid="000c0fa8" style:font-style-asian="italic" style:font-style-complex="italic"/>
    </style:style>
    <style:style style:name="T41" style:family="text">
      <style:text-properties style:font-name="FreeSerif1" fo:font-size="12pt" fo:font-style="normal" officeooo:rsid="0007b0b6" style:font-size-asian="12pt" style:font-style-asian="normal" style:font-size-complex="12pt" style:font-style-complex="normal"/>
    </style:style>
    <style:style style:name="T42" style:family="text">
      <style:text-properties style:font-name="FreeSerif1" fo:font-size="12pt" fo:font-style="normal" officeooo:rsid="00585e28" style:font-size-asian="12pt" style:font-style-asian="normal" style:font-size-complex="12pt" style:font-style-complex="normal"/>
    </style:style>
    <style:style style:name="T43" style:family="text">
      <style:text-properties style:font-name="FreeSerif1" fo:font-size="12pt" fo:font-style="normal" style:text-underline-style="none" officeooo:rsid="0010c489" style:font-size-asian="12pt" style:font-style-asian="normal" style:font-size-complex="12pt" style:font-style-complex="normal"/>
    </style:style>
    <style:style style:name="T44" style:family="text">
      <style:text-properties style:font-name="FreeSerif1" fo:font-size="12pt" fo:font-style="normal" style:text-underline-style="none" officeooo:rsid="0022b5fa" style:font-size-asian="12pt" style:font-style-asian="normal" style:font-size-complex="12pt" style:font-style-complex="normal"/>
    </style:style>
    <style:style style:name="T45" style:family="text">
      <style:text-properties style:font-name="FreeSerif1" fo:font-size="12pt" fo:font-style="normal" style:text-underline-style="none" officeooo:rsid="0038a2cc" style:font-size-asian="12pt" style:font-style-asian="normal" style:font-size-complex="12pt" style:font-style-complex="normal"/>
    </style:style>
    <style:style style:name="T46" style:family="text">
      <style:text-properties style:font-name="FreeSerif1" fo:font-size="12pt" fo:font-style="normal" style:text-underline-style="none" officeooo:rsid="003b16c4" style:font-size-asian="12pt" style:font-style-asian="normal" style:font-size-complex="12pt" style:font-style-complex="normal"/>
    </style:style>
    <style:style style:name="T47" style:family="text">
      <style:text-properties style:font-name="FreeSerif1" fo:font-size="12pt" fo:font-style="normal" style:text-underline-style="none" officeooo:rsid="004f9a16" style:font-size-asian="12pt" style:font-style-asian="normal" style:font-size-complex="12pt" style:font-style-complex="normal"/>
    </style:style>
    <style:style style:name="T48" style:family="text">
      <style:text-properties style:font-name="FreeSerif1" fo:font-size="12pt" fo:font-style="normal" style:text-underline-style="solid" style:text-underline-width="auto" style:text-underline-color="font-color" fo:font-weight="bold" officeooo:rsid="0022b5fa" style:font-size-asian="12pt" style:font-style-asian="normal" style:font-weight-asian="bold" style:font-size-complex="12pt" style:font-style-complex="normal" style:font-weight-complex="bold"/>
    </style:style>
    <style:style style:name="T49" style:family="text">
      <style:text-properties style:font-name="FreeSerif1" fo:font-size="12pt" fo:font-style="normal" style:text-underline-style="solid" style:text-underline-width="auto" style:text-underline-color="font-color" fo:font-weight="bold" officeooo:rsid="0022c681" style:font-size-asian="12pt" style:font-style-asian="normal" style:font-weight-asian="bold" style:font-size-complex="12pt" style:font-style-complex="normal" style:font-weight-complex="bold"/>
    </style:style>
    <style:style style:name="T50" style:family="text">
      <style:text-properties style:font-name="FreeSerif1" fo:font-size="12pt" fo:font-style="normal" style:text-underline-style="solid" style:text-underline-width="auto" style:text-underline-color="font-color" fo:font-weight="bold" officeooo:rsid="00268838" style:font-size-asian="12pt" style:font-style-asian="normal" style:font-weight-asian="bold" style:font-size-complex="12pt" style:font-style-complex="normal" style:font-weight-complex="bold"/>
    </style:style>
    <style:style style:name="T51" style:family="text">
      <style:text-properties style:font-name="FreeSerif1" fo:font-size="12pt" fo:font-style="normal" style:text-underline-style="solid" style:text-underline-width="auto" style:text-underline-color="font-color" fo:font-weight="bold" officeooo:rsid="00327da2" style:font-size-asian="12pt" style:font-style-asian="normal" style:font-weight-asian="bold" style:font-size-complex="12pt" style:font-style-complex="normal" style:font-weight-complex="bold"/>
    </style:style>
    <style:style style:name="T52" style:family="text">
      <style:text-properties style:font-name="FreeSerif1" fo:font-size="12pt" fo:font-style="normal" style:text-underline-style="solid" style:text-underline-width="auto" style:text-underline-color="font-color" fo:font-weight="bold" officeooo:rsid="0038a2cc" style:font-size-asian="12pt" style:font-style-asian="normal" style:font-weight-asian="bold" style:font-size-complex="12pt" style:font-style-complex="normal" style:font-weight-complex="bold"/>
    </style:style>
    <style:style style:name="T53" style:family="text">
      <style:text-properties style:font-name="FreeSerif1" fo:font-size="12pt" fo:font-style="normal" style:text-underline-style="solid" style:text-underline-width="auto" style:text-underline-color="font-color" fo:font-weight="bold" officeooo:rsid="004f9a16" style:font-size-asian="12pt" style:font-style-asian="normal" style:font-weight-asian="bold" style:font-size-complex="12pt" style:font-style-complex="normal" style:font-weight-complex="bold"/>
    </style:style>
    <style:style style:name="T54" style:family="text">
      <style:text-properties style:font-name="FreeSerif1" fo:font-size="12pt" fo:font-style="normal" style:text-underline-style="solid" style:text-underline-width="auto" style:text-underline-color="font-color" officeooo:rsid="0038a2cc" style:font-size-asian="12pt" style:font-style-asian="normal" style:font-size-complex="12pt" style:font-style-complex="normal"/>
    </style:style>
    <style:style style:name="T55" style:family="text">
      <style:text-properties style:font-name="FreeSerif1" fo:font-size="12pt" fo:font-style="normal" fo:font-weight="normal" officeooo:rsid="005058fe" style:font-size-asian="12pt" style:font-style-asian="normal" style:font-weight-asian="normal" style:font-size-complex="12pt" style:font-style-complex="normal" style:font-weight-complex="normal"/>
    </style:style>
    <style:style style:name="T56" style:family="text">
      <style:text-properties style:font-name="FreeSerif1" fo:font-size="12pt" style:text-underline-style="solid" style:text-underline-width="auto" style:text-underline-color="font-color" fo:font-weight="bold" officeooo:rsid="004e77a7" style:font-size-asian="12pt" style:font-weight-asian="bold" style:font-size-complex="12pt" style:font-weight-complex="bold"/>
    </style:style>
    <style:style style:name="T57" style:family="text">
      <style:text-properties style:font-name="FreeSerif1" fo:font-size="12pt" fo:font-weight="normal" officeooo:rsid="004e77a7" style:font-size-asian="12pt" style:font-weight-asian="normal" style:font-size-complex="12pt" style:font-weight-complex="normal"/>
    </style:style>
    <style:style style:name="T58" style:family="text">
      <style:text-properties style:font-name="FreeSerif1" fo:font-size="12pt" fo:font-weight="normal" officeooo:rsid="005058fe" style:font-size-asian="12pt" style:font-weight-asian="normal" style:font-size-complex="12pt" style:font-weight-complex="normal"/>
    </style:style>
    <style:style style:name="T59" style:family="text">
      <style:text-properties style:font-name="FreeSerif1" fo:font-size="12pt" fo:font-weight="normal" officeooo:rsid="0051a789" style:font-size-asian="12pt" style:font-weight-asian="normal" style:font-size-complex="12pt" style:font-weight-complex="normal"/>
    </style:style>
    <style:style style:name="T60" style:family="text">
      <style:text-properties style:font-name="FreeSerif1" fo:font-size="12pt" fo:font-style="italic" fo:font-weight="normal" officeooo:rsid="005058fe" style:font-size-asian="12pt" style:font-style-asian="italic" style:font-weight-asian="normal" style:font-size-complex="12pt" style:font-style-complex="italic" style:font-weight-complex="normal"/>
    </style:style>
    <style:style style:name="T61" style:family="text">
      <style:text-properties style:font-name="FreeSerif1" officeooo:rsid="003ea487"/>
    </style:style>
    <style:style style:name="T62" style:family="text">
      <style:text-properties style:font-name="FreeSerif1" fo:font-size="28pt" fo:font-weight="bold" officeooo:rsid="0067dc3c" style:font-name-asian="Microsoft YaHei" style:font-size-asian="28pt" style:font-weight-asian="bold" style:font-name-complex="Lucida Sans1" style:font-size-complex="28pt" style:font-weight-complex="bold"/>
    </style:style>
    <style:style style:name="T63" style:family="text">
      <style:text-properties officeooo:rsid="0005b3fd"/>
    </style:style>
    <style:style style:name="T64" style:family="text">
      <style:text-properties fo:font-size="14pt" fo:font-style="normal" fo:font-weight="bold" officeooo:rsid="0006ca82" style:font-size-asian="12.25pt" style:font-style-asian="normal" style:font-weight-asian="bold" style:font-size-complex="14pt" style:font-style-complex="normal" style:font-weight-complex="bold"/>
    </style:style>
    <style:style style:name="T65" style:family="text">
      <style:text-properties fo:font-size="14pt" fo:font-style="normal" fo:font-weight="bold" officeooo:rsid="0007b0b6" style:font-size-asian="12.25pt" style:font-style-asian="normal" style:font-weight-asian="bold" style:font-size-complex="14pt" style:font-style-complex="normal" style:font-weight-complex="bold"/>
    </style:style>
    <style:style style:name="T66" style:family="text">
      <style:text-properties officeooo:rsid="0007b0b6"/>
    </style:style>
    <style:style style:name="T67" style:family="text">
      <style:text-properties style:font-name="FreeSerif" fo:font-size="14pt" fo:font-style="normal" fo:font-weight="bold" officeooo:rsid="0007b0b6" style:font-name-asian="Microsoft YaHei" style:font-size-asian="12.25pt" style:font-style-asian="normal" style:font-weight-asian="bold" style:font-name-complex="Lucida Sans1" style:font-size-complex="14pt" style:font-style-complex="normal" style:font-weight-complex="bold"/>
    </style:style>
    <style:style style:name="T68" style:family="text">
      <style:text-properties style:font-name="FreeSerif" fo:font-size="18.2000007629395pt" fo:font-style="italic" fo:font-weight="normal" officeooo:rsid="003b6fd6" style:font-name-asian="Microsoft YaHei" style:font-size-asian="18.2000007629395pt" style:font-weight-asian="bold" style:font-name-complex="Lucida Sans1" style:font-size-complex="18.2000007629395pt" style:font-weight-complex="bold"/>
    </style:style>
    <style:style style:name="T69" style:family="text">
      <style:text-properties style:font-name="FreeSerif" fo:font-size="18.2000007629395pt" fo:font-style="italic" fo:font-weight="normal" officeooo:rsid="0052fe0a" style:font-name-asian="Microsoft YaHei" style:font-size-asian="18.2000007629395pt" style:font-weight-asian="bold" style:font-name-complex="Lucida Sans1" style:font-size-complex="18.2000007629395pt" style:font-weight-complex="bold"/>
    </style:style>
    <style:style style:name="T70" style:family="text">
      <style:text-properties fo:letter-spacing="0.028in" style:font-name-asian="FreeSerif3" style:font-name-complex="FreeSerif3"/>
    </style:style>
    <style:style style:name="T71" style:family="text">
      <style:text-properties style:font-name-asian="FreeSerif3" style:font-name-complex="FreeSerif3"/>
    </style:style>
    <style:style style:name="T72" style:family="text">
      <style:text-properties officeooo:rsid="000ed7e5"/>
    </style:style>
    <style:style style:name="T73" style:family="text">
      <style:text-properties style:text-underline-style="none"/>
    </style:style>
    <style:style style:name="T74" style:family="text">
      <style:text-properties style:text-underline-style="none" fo:font-weight="normal" style:font-weight-asian="normal" style:font-weight-complex="normal"/>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10c489" style:font-weight-asian="bold" style:font-weight-complex="bold"/>
    </style:style>
    <style:style style:name="T78" style:family="text">
      <style:text-properties style:text-underline-style="solid" style:text-underline-width="auto" style:text-underline-color="font-color" fo:font-weight="bold" officeooo:rsid="004bb4df" style:font-weight-asian="bold" style:font-weight-complex="bold"/>
    </style:style>
    <style:style style:name="T79" style:family="text">
      <style:text-properties style:text-underline-style="solid" style:text-underline-width="auto" style:text-underline-color="font-color" officeooo:rsid="004bb4df"/>
    </style:style>
    <style:style style:name="T80" style:family="text">
      <style:text-properties fo:font-weight="bold" style:font-weight-asian="bold" style:font-weight-complex="bold"/>
    </style:style>
    <style:style style:name="T81" style:family="text">
      <style:text-properties officeooo:rsid="00167f8c"/>
    </style:style>
    <style:style style:name="T82" style:family="text">
      <style:text-properties fo:font-size="6pt" style:font-name-asian="FreeSerif3" style:font-size-asian="6pt" style:font-name-complex="FreeSerif3" style:font-size-complex="6pt"/>
    </style:style>
    <style:style style:name="T83" style:family="text">
      <style:text-properties officeooo:rsid="002d421a"/>
    </style:style>
    <style:style style:name="T84" style:family="text">
      <style:text-properties officeooo:rsid="002e5461"/>
    </style:style>
    <style:style style:name="T85" style:family="text">
      <style:text-properties officeooo:rsid="00313142"/>
    </style:style>
    <style:style style:name="T86" style:family="text">
      <style:text-properties style:font-name="Linux Libertine O1"/>
    </style:style>
    <style:style style:name="T87" style:family="text">
      <style:text-properties style:font-name="Linux Libertine O1" fo:font-style="italic" style:font-style-asian="italic" style:font-style-complex="italic"/>
    </style:style>
    <style:style style:name="T88" style:family="text">
      <style:text-properties style:font-name="Linux Libertine O1" fo:font-style="normal" style:font-style-asian="normal" style:font-style-complex="normal"/>
    </style:style>
    <style:style style:name="T89" style:family="text">
      <style:text-properties officeooo:rsid="003ea487"/>
    </style:style>
    <style:style style:name="T90" style:family="text">
      <style:text-properties style:font-name="Linux Libertine O" officeooo:rsid="003ea487"/>
    </style:style>
    <style:style style:name="T91" style:family="text">
      <style:text-properties style:font-name="Linux Libertine O" fo:font-size="12pt" fo:font-style="normal" officeooo:rsid="003f69de" style:font-size-asian="12pt" style:font-style-asian="normal" style:font-size-complex="12pt" style:font-style-complex="normal"/>
    </style:style>
    <style:style style:name="T92" style:family="text">
      <style:text-properties style:font-name="Linux Libertine O" fo:font-size="12pt" fo:font-style="italic" officeooo:rsid="003f69de" style:font-size-asian="12pt" style:font-style-asian="italic" style:font-size-complex="12pt" style:font-style-complex="italic"/>
    </style:style>
    <style:style style:name="T93" style:family="text">
      <style:text-properties style:font-name="Linux Libertine O" fo:font-style="normal" style:font-style-asian="normal" style:font-style-complex="normal"/>
    </style:style>
    <style:style style:name="T94" style:family="text">
      <style:text-properties officeooo:rsid="003f69de"/>
    </style:style>
    <style:style style:name="T95" style:family="text">
      <style:text-properties officeooo:rsid="003d17c3"/>
    </style:style>
    <style:style style:name="T96" style:family="text">
      <style:text-properties officeooo:rsid="00452d6a"/>
    </style:style>
    <style:style style:name="T97" style:family="text">
      <style:text-properties fo:font-weight="normal" style:font-weight-asian="normal" style:font-weight-complex="normal"/>
    </style:style>
    <style:style style:name="T98" style:family="text">
      <style:text-properties fo:font-weight="normal" officeooo:rsid="0048893d" style:font-weight-asian="normal" style:font-weight-complex="normal"/>
    </style:style>
    <style:style style:name="T99" style:family="text">
      <style:text-properties fo:font-weight="normal" officeooo:rsid="004bb4df" style:font-weight-asian="normal" style:font-weight-complex="normal"/>
    </style:style>
    <style:style style:name="T100" style:family="text">
      <style:text-properties fo:font-weight="normal" officeooo:rsid="004d0004" style:font-weight-asian="normal" style:font-weight-complex="normal"/>
    </style:style>
    <style:style style:name="T101" style:family="text">
      <style:text-properties fo:font-weight="normal" officeooo:rsid="0045b915" style:font-weight-asian="normal" style:font-weight-complex="normal"/>
    </style:style>
    <style:style style:name="T102" style:family="text">
      <style:text-properties fo:font-weight="normal" officeooo:rsid="004e77a7" style:font-weight-asian="normal" style:font-weight-complex="normal"/>
    </style:style>
    <style:style style:name="T103" style:family="text">
      <style:text-properties officeooo:rsid="0052fe0a"/>
    </style:style>
    <style:style style:name="T104" style:family="text">
      <style:text-properties officeooo:rsid="0053df48"/>
    </style:style>
    <style:style style:name="T105" style:family="text">
      <style:text-properties officeooo:rsid="0053e567"/>
    </style:style>
    <style:style style:name="T106" style:family="text">
      <style:text-properties officeooo:rsid="00636acc"/>
    </style:style>
    <style:style style:name="T107" style:family="text">
      <style:text-properties style:font-name="FreeSerif1" fo:font-size="20pt" style:font-size-asian="20pt" style:font-name-complex="Menk Qagan Tig" style:font-size-complex="20pt"/>
    </style:style>
    <style:style style:name="T108" style:family="text">
      <style:text-properties style:font-name="FreeSerif1" fo:font-size="20pt" style:font-size-asian="20pt" style:font-name-complex="Menk Lhundb Tig" style:font-size-complex="20pt"/>
    </style:style>
    <style:style style:name="T109" style:family="text">
      <style:text-properties style:font-name="FreeSerif1" fo:font-size="20pt" style:font-size-asian="20pt" style:font-name-complex="Menk Hawang Tig" style:font-size-complex="20pt"/>
    </style:style>
    <style:style style:name="T110" style:family="text">
      <style:text-properties style:font-name="FreeSerif1" fo:font-size="20pt" style:font-size-asian="20pt" style:font-name-complex="Menk BudunTig" style:font-size-complex="20pt"/>
    </style:style>
    <style:style style:name="T111" style:family="text">
      <style:text-properties style:font-name="FreeSerif1" fo:font-size="20pt" style:font-size-asian="20pt" style:font-name-complex="Menk Amglang Tig" style:font-size-complex="20pt"/>
    </style:style>
    <style:style style:name="gr1" style:family="graphic">
      <style:graphic-properties draw:stroke="none" svg:stroke-color="#000000" draw:fill="none" draw:fill-color="#ffffff" draw:textarea-vertical-align="top" fo:min-height="3.3272in"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4" draw:z-index="0" draw:name="Shape1" draw:style-name="gr1" draw:text-style-name="P110" svg:width="5.865in" svg:height="3.3276in" draw:transform="rotate (-1.5707963267949) translate (6.58194444444444in 4.07638888888889in)">
        <draw:text-box>
          <text:p text:style-name="P108"><text:span text:style-name="T107">ᠴᠢᠯᠦᠭᠡᠲᠦ ᠨᠡᠪᠲᠡᠷᠬᠡᠢ ᠲᠣᠯᠢ ᠪᠢᠴᠢᠭ ᠪᠣᠯᠠᠢ᠃ ᠸᠢᠺᠢᠫᠧᠳᠢᠶᠠ᠂</text:span></text:p>
          <text:p text:style-name="P108"><text:span text:style-name="T108">ᠴᠢᠯᠦᠭᠡᠲᠦ ᠨᠡᠪᠲᠡᠷᠬᠡᠢ ᠲᠣᠯᠢ ᠪᠢᠴᠢᠭ ᠪᠣᠯᠠᠢ᠃ ᠸᠢᠺᠢᠫᠧᠳᠢᠶᠠ᠂</text:span></text:p>
          <text:p text:style-name="P108"><text:span text:style-name="T109">ᠴᠢᠯᠦᠭᠡᠲᠦ ᠨᠡᠪᠲᠡᠷᠬᠡᠢ ᠲᠣᠯᠢ ᠪᠢᠴᠢᠭ ᠪᠣᠯᠠᠢ᠃ ᠸᠢᠺᠢᠫᠧᠳᠢᠶᠠ᠂</text:span></text:p>
          <text:p text:style-name="P108"><text:span text:style-name="T110">ᠴᠢᠯᠦᠭᠡᠲᠦ ᠨᠡᠪᠲᠡᠷᠬᠡᠢ ᠲᠣᠯᠢ ᠪᠢᠴᠢᠭ ᠪᠣᠯᠠᠢ᠃ ᠸᠢᠺᠢᠫᠧᠳᠢᠶᠠ᠂</text:span></text:p>
          <text:p text:style-name="P109"><text:span text:style-name="T111">ᠴᠢᠯᠦᠭᠡᠲᠦ ᠨᠡᠪᠲᠡᠷᠬᠡᠢ ᠲᠣᠯᠢ ᠪᠢᠴᠢᠭ ᠪᠣᠯᠠᠢ᠃ ᠸᠢᠺᠢᠫᠧᠳᠢᠶᠠ᠂</text:span></text:p>
        </draw:text-box>
      </draw:frame>
      <text:p text:style-name="P98">Font <text:span text:style-name="T62">Alternatives</text:span></text:p>
      <text:p text:style-name="P93">This document will compare various fonts and their potential replacements. <text:s/>I have included also links for each of these. <text:s/>This present version (v1.00) may not be current later than 2<text:span text:style-name="T106">6</text:span> October 2020. <text:s/>This document <text:span text:style-name="T1">was written in LibreOffice, as it is intended to be a quick and easy reference for students, etc., and part of that is making the transition as painless as possible. <text:s/>The actual font this document is written is </text:span><text:span text:style-name="T3">FreeSerif</text:span><text:span text:style-name="T12">—a font produced directly as part of the GNU pro-ject.</text:span></text:p>
      <text:p text:style-name="First_20_line_20_indent"><text:span text:style-name="T31">This document is hosted on my </text:span><text:a xlink:type="simple" xlink:href="https://www.github.com/Matthew-Tate-Scarbrough/universalricing/" text:style-name="Internet_20_link" text:visited-style-name="Visited_20_Internet_20_Link"><text:span text:style-name="T31">Github</text:span></text:a><text:span text:style-name="T31">, where it will be updated. <text:s/>It is, however, highly likely that future versions of this document may branch off into a reference manual for </text:span><text:span text:style-name="T39">f</text:span><text:span text:style-name="T38">ree </text:span><text:span text:style-name="T39">s</text:span><text:span text:style-name="T38">oft-ware</text:span><text:span text:style-name="T31"> in general (that is </text:span><text:span text:style-name="T38">free</text:span><text:span text:style-name="T31"> as in </text:span><text:span text:style-name="T38">freedom.</text:span><text:span text:style-name="T31">) <text:s/></text:span><text:span text:style-name="T32">That said, it goes without saying, but I say it anyway, that this document shall focus on </text:span><text:span text:style-name="T39">free fonts</text:span><text:span text:style-name="T32"> in particular, though it does not limit itself to them, </text:span><text:span text:style-name="T33">chiefly in rarer cases, like dealing with the Traditional Mongolian script.</text:span></text:p>
      <text:p text:style-name="P1"><text:span text:style-name="T33">B</text:span><text:span text:style-name="T34">efore beginning, it is good to be familiar with the term </text:span><text:span text:style-name="T40">metrical compatibility</text:span><text:span text:style-name="T34">. <text:s/>This refers to a font that, when substituting another, very little to no changes in text should occur. <text:s/>For the pur-poses of this work, the term </text:span><text:span text:style-name="T40">visual compatibility</text:span><text:span text:style-name="T34"> has been adopted to refer to fonts that look sim-ilar, so much so that differences may not be noticeable, but kerning and glyph metrics may vary drastically. <text:s/></text:span><text:span text:style-name="T40">Kerning</text:span><text:span text:style-name="T34"> refers to the spaces between letters, relative to other letters.</text:span></text:p>
      <text:h text:style-name="Heading_20_1" text:outline-level="1">Serif Fonts</text:h>
      <text:p text:style-name="Standard">Serif fonts, such as this one you read, are fonts that are designed to ideally be easier to read, by ad-ding serifs (edges and points) to letters. <text:s/>They are also called <text:span text:style-name="T4">Roman</text:span><text:span text:style-name="T13"> fonts.</text:span></text:p>
      <text:h text:style-name="Heading_20_2" text:outline-level="2"><text:span text:style-name="T64">Times New Roman (</text:span><text:span text:style-name="T67">TNR</text:span><text:span text:style-name="T64">) </text:span><text:span text:style-name="T65">(Times)</text:span></text:h>
      <text:p text:style-name="P2"><text:span text:style-name="T14">Times New Roman </text:span><text:span text:style-name="T15">(TNR)</text:span><text:span text:style-name="T14">, or Adobe’s Times, </text:span><text:span text:style-name="T41">has</text:span><text:span text:style-name="T15"> become a de-facto-standard in type-setting, and is an absolute must in both Primary and Secondary educations (K–12, for the U.S.) <text:s/>However, since the take-off of Google Docs, which only recently obtained a license for </text:span><text:span text:style-name="T41">TNR</text:span><text:span text:style-name="T15">, the usage of Times has fallen significantly in favour of using </text:span><text:span text:style-name="T5">Tinos</text:span><text:span text:style-name="T15">, a fork of </text:span><text:span text:style-name="T5">Liberation Serif</text:span><text:span text:style-name="T15">. <text:s/>However, now, it is on-the-rise-again.</text:span></text:p>
      <text:p text:style-name="P22">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29">The quick brown fox jumps over the lazy dog.</text:p>
      <text:p text:style-name="P30">The quick brown fox jumps over the lazy dog.</text:p>
      <text:p text:style-name="P31"><text:soft-page-break/>The quick brown fox jumps over the lazy dog.</text:p>
      <text:p text:style-name="P29">THE QUICK BROWN FOX JUMPS OVER THE LAZY DOG.</text:p>
      <text:p text:style-name="P29">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102" text:outline-level="3">Metrically Compatible <text:span text:style-name="T72">Fonts</text:span></text:h>
      <text:p text:style-name="P5"><text:a xlink:type="simple" xlink:href="https://www.fontsquirrel.com/fonts/liberation-serif" text:style-name="Internet_20_link" text:visited-style-name="Visited_20_Internet_20_Link"><text:span text:style-name="T77">Liberaton S</text:span></text:a><text:a xlink:type="simple" xlink:href="https://www.fontsquirrel.com/fonts/liberation-serif" text:style-name="Internet_20_link" text:visited-style-name="Visited_20_Internet_20_Link"><text:span text:style-name="T77">i</text:span></text:a><text:a xlink:type="simple" xlink:href="https://www.fontsquirrel.com/fonts/liberation-serif" text:style-name="Internet_20_link" text:visited-style-name="Visited_20_Internet_20_Link"><text:span text:style-name="T77">erif</text:span></text:a><text:span text:style-name="T19"> (</text:span><text:a xlink:type="simple" xlink:href="https://www.fontsquirrel.com/fonts/tinos" text:style-name="Internet_20_link" text:visited-style-name="Visited_20_Internet_20_Link">Tinos</text:a><text:span text:style-name="T19">,) was originally </text:span><text:span text:style-name="T43">licensed by Red Hat and is under the GPL v2.0.</text:span></text:p>
      <text:p text:style-name="P23">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32">The quick brown fox jumps over the lazy dog.</text:p>
      <text:p text:style-name="P33">The quick brown fox jumps over the lazy dog.</text:p>
      <text:p text:style-name="P34">The quick brown fox jumps over the lazy dog.</text:p>
      <text:p text:style-name="P32">THE QUICK BROWN FOX JUMPS OVER THE LAZY DOG.</text:p>
      <text:p text:style-name="P32">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p text:style-name="P3"><text:a xlink:type="simple" xlink:href="https://www.fontsquirrel.com/fonts/gnu-free-font" text:style-name="Internet_20_link" text:visited-style-name="Visited_20_Internet_20_Link"><text:span text:style-name="T80">FreeSerif</text:span></text:a><text:span text:style-name="T73">, is a part of the </text:span><text:span text:style-name="T7">GNU FreeFont</text:span><text:span text:style-name="T18"> family, licensed under the GPL v3. <text:s/>It is also visually similar to TNR.</text:span></text:p>
      <text:p text:style-name="P35">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35"><text:soft-page-break/>The quick brown fox jumps over the lazy dog.</text:p>
      <text:p text:style-name="P36">The quick brown fox jumps over the lazy dog.</text:p>
      <text:p text:style-name="P37">The quick brown fox jumps over the lazy dog.</text:p>
      <text:p text:style-name="P35">THE QUICK BROWN FOX JUMPS OVER THE LAZY DOG.</text:p>
      <text:p text:style-name="H3_20_Examples">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104" text:outline-level="3">Visually Similar</text:h>
      <text:p text:style-name="P4"><text:a xlink:type="simple" xlink:href="https://www.fontsquirrel.com/fonts/gentium-basic" text:style-name="Internet_20_link" text:visited-style-name="Visited_20_Internet_20_Link"><text:span text:style-name="T80">Gentium</text:span></text:a><text:span text:style-name="T73">, is a family of open fonts, seeking to cover many languages; they are re-leased under the Open Font License (OFL.)</text:span></text:p>
      <text:p text:style-name="P39">Aa<text:span text:style-name="T71"> <text:s/></text:span>Bb<text:span text:style-name="T71"> <text:s/></text:span>Cc<text:span text:style-name="T71"> <text:s/></text:span>Dd<text:span text:style-name="T71"> <text:s/></text:span>Ee<text:span text:style-name="T71"> <text:s/></text:span>Ff<text:span text:style-name="T71"> <text:s text:c="2"/></text:span>Gg<text:span text:style-name="T71"> <text:s text:c="2"/></text:span>Hh<text:span text:style-name="T71"> <text:s text:c="2"/></text:span>Ii<text:span text:style-name="T71"> <text:s text:c="4"/></text:span>Jj<text:span text:style-name="T71"> <text:s text:c="4"/></text:span>Kk<text:span text:style-name="T71"> <text:s/></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39">The quick brown fox jumps over the lazy dog.</text:p>
      <text:p text:style-name="P40">The quick brown fox jumps over the lazy dog.</text:p>
      <text:p text:style-name="P41">The quick brown fox jumps over the lazy dog.</text:p>
      <text:p text:style-name="P38">THE QUICK BROWN FOX JUMPS OVER THE LAZY DOG.</text:p>
      <text:p text:style-name="P38">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p text:style-name="P6"><text:a xlink:type="simple" xlink:href="https://www.fontsquirrel.com/fonts/linux-libertine" text:style-name="Internet_20_link" text:visited-style-name="Visited_20_Internet_20_Link"><text:span text:style-name="T80">Linux Libertine</text:span></text:a><text:span text:style-name="T73">, is based upon older book fonts and bears a similar resemblance to both TNR and Gentium book, but bearing more so to TNR. <text:s/>It is under the GPL </text:span><text:soft-page-break/><text:span text:style-name="T73">and OFL fonts. <text:s/>The following example uses </text:span><text:span text:style-name="T7">Linux Libertine O</text:span><text:span text:style-name="T18">, which has slightly different kerning from </text:span><text:span text:style-name="T7">Linux Libertine G</text:span><text:span text:style-name="T18">.</text:span></text:p>
      <text:p text:style-name="P94">Though it is not technically metrically compatible with TNR, the differences are very minimal. <text:s/>In fact, after hundreds of lines of text, the difference may only be about 17 to 20 lines—this is anecdotal, but I find it easier to read and track than TNR.</text:p>
      <text:p text:style-name="P42">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 text:c="2"/></text:span>Ll<text:span text:style-name="T70">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0"> <text:s/></text:span>Zz</text:p>
      <text:p text:style-name="P42">The quick brown fox jumps over the lazy dog.</text:p>
      <text:p text:style-name="P43">The quick brown fox jumps over the lazy dog.</text:p>
      <text:p text:style-name="P44">The quick brown fox jumps over the lazy dog.</text:p>
      <text:p text:style-name="P42">THE QUICK BROWN FOX JUMPS OVER THE LAZY DOG.</text:p>
      <text:p text:style-name="P42">Lorem ipsum dolor sit amet, consectetur adipiscing elit. <text:s/>Mauris nec tem-por urna. <text:s/>Nunc feugiat congue pretium. <text:s/>Donec faucibus laoreet arcu sed convallis. <text:s/>Sed consectetur elit nec diam fringilla, sit amet facilisis nisl semper. <text:s/>Pellentesque habitant morbi tristique senectus et netus et male-suada fames ac turpis egestas. <text:s/>Curabitur at sagittis tortor. <text:s/>Ut bibendum elementum massa ut facilisis. <text:s/>Suspendisse nisl lectus, aliquam eget orn-are in, cursus non sapien. <text:s/>Sed sodales interdum orci, et aliquam ex vari-us eget. <text:s/>Vestibulum sit amet rutrum quam. <text:s/>Phasellus ut sagittis risus.</text:p>
      <text:h text:style-name="P99" text:outline-level="1"><text:span text:style-name="T81">Sans-</text:span>Serif Fonts</text:h>
      <text:p text:style-name="P90"><text:span text:style-name="T63">S</text:span>ans-serif fonts, also called <text:span text:style-name="T2">sans</text:span><text:span text:style-name="T11">, </text:span><text:span text:style-name="T2">grotesque</text:span><text:span text:style-name="T11">, or even </text:span><text:span text:style-name="T2">Germanic</text:span><text:span text:style-name="T11"> fonts, are ones that do not have serifs on the letters. <text:s/>Three of the most notable sans fonts are </text:span><text:span text:style-name="T2">Arial</text:span><text:span text:style-name="T11">, </text:span><text:span text:style-name="T2">Comic Sans</text:span><text:span text:style-name="T11">, </text:span><text:span text:style-name="T2">Verdana</text:span><text:span text:style-name="T11">, and </text:span><text:span text:style-name="T2">Helvitica</text:span><text:span text:style-name="T11">. <text:s/>Among users of Mac OS X or iOS, you may also be familiar with </text:span><text:span text:style-name="T2">San Francisco</text:span><text:span text:style-name="T11">.</text:span></text:p>
      <text:h text:style-name="Heading_20_2" text:outline-level="2"><text:span text:style-name="T66">H</text:span>elvetica</text:h>
      <text:p text:style-name="P7"><text:span text:style-name="T20">H</text:span><text:span text:style-name="T18">elvetica, the most popular sans font, is owned </text:span><text:span text:style-name="T26">b</text:span><text:span text:style-name="T18">y Monotype, though not originally designed by them. <text:s/>Perhaps one of the biggest reasons it is so popular, is that it is a Postscript font, meaning that it is built into Postscript-compatible printers. <text:s/>This, along with Steve Job’s choice to adopt it. <text:s/>The most commonly-known copycat, and also the most hated, is IBM’s </text:span><text:span text:style-name="T7">Arial</text:span><text:span text:style-name="T18">, which was adopted by Microsoft.</text:span></text:p>
      <text:p text:style-name="P24"><text:soft-page-break/>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text:span text:style-name="T82"><text:s/></text:span>Ii<text:span text:style-name="T71"> <text:s text:c="2"/></text:span>Jj<text:span text:style-name="T71"> <text:s text:c="3"/></text:span>Kk<text:span text:style-name="T71"> <text:s text:c="2"/></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 text:c="2"/></text:span>Uu<text:span text:style-name="T71"> <text:s/></text:span>Vv<text:span text:style-name="T71"> <text:s/></text:span>Ww<text:span text:style-name="T71"> <text:s/></text:span>Xx<text:span text:style-name="T71"> <text:s/></text:span>Yy<text:span text:style-name="T71"> <text:s/></text:span>Zz</text:p>
      <text:p text:style-name="P45">The quick brown fox jumps over the lazy dog.</text:p>
      <text:p text:style-name="P46">The quick brown fox jumps over the lazy dog.</text:p>
      <text:p text:style-name="P47">The quick brown fox jumps over the lazy dog.</text:p>
      <text:p text:style-name="P45">THE QUICK BROWN FOX JUMPS OVER THE LAZY DOG.</text:p>
      <text:p text:style-name="P45">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text:s/>Vestibulum sit amet rutrum quam. Phasellus ut sagittis risus.</text:p>
      <text:h text:style-name="P103" text:outline-level="3">Metrically Compatible <text:span text:style-name="T72">Fonts</text:span>:</text:h>
      <text:p text:style-name="P8"><text:a xlink:type="simple" xlink:href="https://www.fontsquirrel.com/fonts/nimbus-sans-l" text:style-name="Internet_20_link" text:visited-style-name="Visited_20_Internet_20_Link"><text:span text:style-name="T48">N</text:span></text:a><text:a xlink:type="simple" xlink:href="https://www.fontsquirrel.com/fonts/nimbus-sans-l" text:style-name="Internet_20_link" text:visited-style-name="Visited_20_Internet_20_Link"><text:span text:style-name="T50">i</text:span></text:a><text:a xlink:type="simple" xlink:href="https://www.fontsquirrel.com/fonts/nimbus-sans-l" text:style-name="Internet_20_link" text:visited-style-name="Visited_20_Internet_20_Link"><text:span text:style-name="T48">mbus Sans</text:span></text:a><text:span text:style-name="T19">, </text:span><text:span text:style-name="T21">is </text:span><text:span text:style-name="T44">a cousin to FreeSerif and directly descended from Helvetica.</text:span></text:p>
      <text:p text:style-name="P25">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text:span>Ii<text:span text:style-name="T71"> <text:s text:c="3"/></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48">The quick brown fox jumps over the lazy dog.</text:p>
      <text:p text:style-name="P49">The quick brown fox jumps over the lazy dog.</text:p>
      <text:p text:style-name="P50">The quick brown fox jumps over the lazy dog.</text:p>
      <text:p text:style-name="P48">THE QUICK BROWN FOX JUMPS OVER THE LAZY DOG.</text:p>
      <text:p text:style-name="P27">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9"><text:soft-page-break/><text:a xlink:type="simple" xlink:href="https://www.fontspace.com/swansea-font-f5873" text:style-name="Internet_20_link" text:visited-style-name="Visited_20_Internet_20_Link"><text:span text:style-name="T49">Swansea</text:span></text:a><text:span text:style-name="T19">, </text:span><text:span text:style-name="T22">is a public domain font.</text:span></text:p>
      <text:p text:style-name="P26">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text:span>Ii<text:span text:style-name="T71"> <text:s text:c="3"/></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51">The quick brown fox jumps over the lazy dog.</text:p>
      <text:p text:style-name="P52">The quick brown fox jumps over the lazy dog.</text:p>
      <text:p text:style-name="P53">The quick brown fox jumps over the lazy dog.</text:p>
      <text:p text:style-name="P51">THE QUICK BROWN FOX JUMPS OVER THE LAZY DOG.</text:p>
      <text:p text:style-name="P28">Lorem ipsum dolor sit amet, consectetur adipiscing elit. 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0"><text:a xlink:type="simple" xlink:href="https://www.fontsquirrel.com/fonts/gnu-free-font" text:style-name="Internet_20_link" text:visited-style-name="Visited_20_Internet_20_Link"><text:span text:style-name="T76">FreeSans</text:span></text:a><text:span text:style-name="T74">, is part of the GNU Free Fonts and is descended directly from Helvetica, cousins with </text:span><text:span text:style-name="T9">Nimbus Sans</text:span><text:span text:style-name="T27">. <text:s/>An original font, called Nimbus Sans L, was broken off of a fork of Helvetica and made metrically compatible with the Postscript version of Helvetica. <text:s/>Nimbus was forked given to the GhostScript project, who continues to update it. <text:s/>Early on afterwhile, it FreeSans broke off from this </text:span><text:span text:style-name="T28">original as well.</text:span></text:p>
      <text:p text:style-name="P54">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54">The quick brown fox jumps over the lazy dog.</text:p>
      <text:p text:style-name="P55">The quick brown fox jumps over the lazy dog.</text:p>
      <text:p text:style-name="P56">The quick brown fox jumps over the lazy dog.</text:p>
      <text:p text:style-name="P54">THE QUICK BROWN FOX JUMPS OVER THE LAZY DOG.</text:p>
      <text:p text:style-name="P54">Lorem ipsum dolor sit amet, consectetur adipiscing elit. <text:s/>Mauris nec tempor urna. Nunc feugiat congue pretium. Donec faucibus laoreet arcu sed convallis. Sed consectetur elit nec diam fringilla, sit amet facilisis nisl semper. Pellentesque habitant morbi tristique senectus et <text:soft-page-break/>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Heading_20_2" text:outline-level="2">San Francisco</text:h>
      <text:p text:style-name="P11"><text:span text:style-name="T74">San Francisco</text:span>, <text:span text:style-name="T83">is Apple’s proprietary and very-much-loved font family. <text:s/></text:span><text:span text:style-name="T84">It is easy-to-read and a bit more modern than even Helvetica. <text:s/></text:span><text:span text:style-name="T85">One thing you may notice, is its similarity (visually) to Helvetica.</text:span></text:p>
      <text:p text:style-name="P57">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57">The quick brown fox jumps over the lazy dog.</text:p>
      <text:p text:style-name="P58">The quick brown fox jumps over the lazy dog.</text:p>
      <text:p text:style-name="P59">The quick brown fox jumps over the lazy dog.</text:p>
      <text:p text:style-name="P57">THE QUICK BROWN FOX JUMPS OVER THE LAZY DOG.</text:p>
      <text:p text:style-name="P57">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Suspendisse nisl lectus, aliquam eget ornare in, cursus non sapien. <text:s/>Sed sodales inter-dum orci, et aliquam ex varius eget. <text:s/>Vestibulum sit amet rutrum quam. Phasellus ut sagittis risus.</text:p>
      <text:h text:style-name="P105" text:outline-level="3">Visually Similar</text:h>
      <text:p text:style-name="P12"><text:a xlink:type="simple" xlink:href="https://www.fontsquirrel.com/fonts/fira-sans" text:style-name="Internet_20_link" text:visited-style-name="Visited_20_Internet_20_Link"><text:span text:style-name="T51">Fira Sans</text:span></text:a><text:span text:style-name="T19">, </text:span><text:span text:style-name="T23">Fira is a family of fonts </text:span><text:span text:style-name="T25">that were adopted by, but not created for,</text:span><text:span text:style-name="T23"> Fire-Fox. <text:s/>There are many weights of the fonts, and the Sans fonts are visually similar to San Francisco, albeït, not metrically compatible. <text:s/></text:span><text:span text:style-name="T24">The below example is my favour-ite of the lot, </text:span><text:span text:style-name="T8">Fira Sans Condensed Light.</text:span><text:span text:style-name="T24"> <text:s/>It may appear metrically compatible, but I have resized it to 13pt. <text:s/>Therefore, without modification, it is not metrically com-patible with San Francisco.</text:span></text:p>
      <text:p text:style-name="P61"><text:soft-page-break/>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4"/></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61">The quick brown fox jumps over the lazy dog.</text:p>
      <text:p text:style-name="P62">The quick brown fox jumps over the lazy dog.</text:p>
      <text:p text:style-name="P63">The quick brown fox jumps over the lazy dog.</text:p>
      <text:p text:style-name="P61">THE QUICK BROWN FOX JUMPS OVER THE LAZY DOG.</text:p>
      <text:p text:style-name="P60">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Suspendisse nisl lectus, aliquam eget ornare in, cursus non sapien. <text:s/>Sed sodales inter-dum orci, et aliquam ex varius eget. <text:s/>Vestibulum sit amet rutrum quam. Phasellus ut sagittis risus.</text:p>
      <text:p text:style-name="P13"><text:a xlink:type="simple" xlink:href="https://www.fontsquirrel.com/fonts/roboto" text:style-name="Internet_20_link" text:visited-style-name="Visited_20_Internet_20_Link"><text:span text:style-name="T52">R</text:span></text:a><text:a xlink:type="simple" xlink:href="https://www.fontsquirrel.com/fonts/roboto" text:style-name="Internet_20_link" text:visited-style-name="Visited_20_Internet_20_Link"><text:span text:style-name="T53">o</text:span></text:a><text:a xlink:type="simple" xlink:href="https://www.fontsquirrel.com/fonts/roboto" text:style-name="Internet_20_link" text:visited-style-name="Visited_20_Internet_20_Link"><text:span text:style-name="T52">boto</text:span></text:a><text:span text:style-name="T54">,</text:span><text:span text:style-name="T45"> is part a font of Google and bears a resemblance to San Francisco; </text:span><text:span text:style-name="T46">but it is rather far removed. <text:s/></text:span><text:span text:style-name="T47">This example is using the light-weight version.</text:span></text:p>
      <text:p text:style-name="P84">Aa<text:span text:style-name="T71"> <text:s/></text:span>Bb<text:span text:style-name="T71"> <text:s/></text:span>Cc<text:span text:style-name="T71"> <text:s/></text:span>Dd<text:span text:style-name="T71"> <text:s/></text:span>Ee<text:span text:style-name="T71"> <text:s/></text:span>Ff<text:span text:style-name="T71"> <text:s/></text:span>Gg<text:span text:style-name="T71"> <text:s/></text:span>Hh<text:span text:style-name="T71"> <text:s text:c="2"/></text:span>Ii<text:span text:style-name="T71"> <text:s text:c="3"/></text:span>Jj<text:span text:style-name="T71"> <text:s text:c="3"/></text:span>Kk<text:span text:style-name="T71"> <text:s/></text:span>Ll<text:span text:style-name="T71"> <text:s/></text:span>Mm<text:line-break/>Nn<text:span text:style-name="T71"> <text:s/></text:span>Oo<text:span text:style-name="T71"> <text:s/></text:span>Pp<text:span text:style-name="T71"> <text:s/></text:span>Qq<text:span text:style-name="T71"> <text:s/></text:span>Rr<text:span text:style-name="T71"> <text:s/></text:span>Ss<text:span text:style-name="T71"> <text:s/></text:span>Tt<text:span text:style-name="T71"> <text:s/></text:span>Uu<text:span text:style-name="T71"> <text:s/></text:span>Vv<text:span text:style-name="T71"> <text:s/></text:span>Ww<text:span text:style-name="T71"> <text:s/></text:span>Xx<text:span text:style-name="T71"> <text:s/></text:span>Yy<text:span text:style-name="T71"> <text:s/></text:span>Zz</text:p>
      <text:p text:style-name="P84">The quick brown fox jumps over the lazy dog.</text:p>
      <text:p text:style-name="P85">The quick brown fox jumps over the lazy dog.</text:p>
      <text:p text:style-name="P86">The quick brown fox jumps over the lazy dog.</text:p>
      <text:p text:style-name="P84">THE QUICK BROWN FOX JUMPS OVER THE LAZY DOG.</text:p>
      <text:p text:style-name="P84">Lorem ipsum dolor sit amet, consectetur adipiscing elit. <text:s/>Mauris nec tempor urna. Nunc feugiat congue pretium. Donec faucibus laoreet arcu sed conval-lis. <text:s/>Sed consectetur elit nec diam fringilla, sit amet facilisis nisl semper. <text:s/>Pell-entesque habitant morbi tristique senectus et netus et malesuada fames ac turpis egestas. <text:s/>Curabitur at sagittis tortor. Ut bibendum elementum massa ut facilisis. <text:s/>Suspendisse nisl lectus, aliquam eget ornare in, cursus non sapien. <text:s/><text:soft-page-break/>Sed sodales interdum orci, et aliquam ex varius eget. <text:s/>Vestibulum sit amet rutrum quam. Phasellus ut sagittis risus.</text:p>
      <text:h text:style-name="P100" text:outline-level="1"><text:span text:style-name="T68">Monospace</text:span> Fonts</text:h>
      <text:p text:style-name="P91">Mono-space fonts are fonts that have an equal distance between all letters, not having a varying dis-tance. <text:s/>Monospace fonts can exist as both serif and sans-serif. <text:s/>By far, though, the most common variants of Monospace fonts are either sans or a special type of serif-fonts called <text:span text:style-name="T86">'courier' fonts. <text:s/>Courier fonts, </text:span><text:span text:style-name="T87">courier</text:span><text:span text:style-name="T88"> meaning </text:span><text:span text:style-name="T87">messenger</text:span><text:span text:style-name="T88">, are the serif-faces that were used on typewriters.</text:span></text:p>
      <text:h text:style-name="P101" text:outline-level="2">Courier FinalDraft</text:h>
      <text:p text:style-name="P14"><text:span text:style-name="T95">Courier FinalDraft </text:span><text:span text:style-name="T89">is the official font used in FinalDraft, proprietary; PoS; hard-to-use; </text:span><text:span text:style-name="T90">'</text:span><text:span text:style-name="T61">industry standard</text:span><text:span text:style-name="T90">',</text:span><text:span text:style-name="T61"> screenwriting software. <text:s/>Suffice-it-to say, it is the number-one font in screenwriting. <text:s/>You can use many fonts, but it is designed to meet the standards, when it comes to characters per line and lines per page. <text:s/>The following example may or may not be accurate to FinalDraft, as I have no idea if it actually is the official font or not—I </text:span><text:span text:style-name="T91">found it on someone's Github, called </text:span><text:span text:style-name="T92">Courier Final Draft Powerline</text:span><text:span text:style-name="T91">. <text:s/>It certainly looks like Courier FinalDraft, based upon my brief experience, having used the program before.</text:span></text:p>
      <text:p text:style-name="P65">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65">The quick brown fox jumps over the lazy dog.</text:p>
      <text:p text:style-name="P66">The quick brown fox jumps over the lazy dog.</text:p>
      <text:p text:style-name="P67">The quick brown fox jumps over the lazy dog.</text:p>
      <text:p text:style-name="P65">THE QUICK BROWN FOX JUMPS OVER THE LAZY DOG.</text:p>
      <text:p text:style-name="P64">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P106" text:outline-level="3"><text:soft-page-break/>Metrically Compatible</text:h>
      <text:p text:style-name="P16">In screenwriting, metrical compatibility is drastically important. <text:s/>If fonts do not match the requirements properly, it may make a screenplay too long or too short, thus making it harder to estimate run-time. <text:s/>But, we must never forget! <text:span text:style-name="T2">Cleopatra enters Rome.</text:span></text:p>
      <text:p text:style-name="P15"><text:a xlink:type="simple" xlink:href="https://www.fontsquirrel.com/fonts/courier-prime" text:style-name="Internet_20_link" text:visited-style-name="Visited_20_Internet_20_Link"><text:span text:style-name="T76">Courier Prime</text:span></text:a>, <text:span text:style-name="T96">Courier Prime was developed by Alan Dague-Greene for John Au-gust and is released under the OFL. <text:s/>It blends a few sans features, while keeping the primary serifs of courier fonts. <text:s/>It is designed to be a drop-in-replacement for Cour-ier FinalDraft. <text:s/>It has gained a massive following in the screenwriting community, and is even being extended, supporting most European languages. <text:s/>There is even a fork made for Cyrillic.</text:span></text:p>
      <text:p text:style-name="P95">It is worth noting, though, that this document is imperfect, seeing that it does not have an accurate representation of Courier Final Draft available. <text:s/>These two do not quite match in vertical line spacing, though the standard number of lines per screenplay page is about 55–57, double-spaced, of which I know it fits.</text:p>
      <text:p text:style-name="P69">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69">The quick brown fox jumps over the lazy dog.</text:p>
      <text:p text:style-name="P70">The quick brown fox jumps over the lazy dog.</text:p>
      <text:p text:style-name="P71">The quick brown fox jumps over the lazy dog.</text:p>
      <text:p text:style-name="P69">THE QUICK BROWN FOX JUMPS OVER THE LAZY DOG.</text:p>
      <text:p text:style-name="P68">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7"><text:a xlink:type="simple" xlink:href="https://www.fontsquirrel.com/fonts/gnu-free-font" text:style-name="Internet_20_link" text:visited-style-name="Visited_20_Internet_20_Link"><text:span text:style-name="T75">FreeMono</text:span></text:a><text:span text:style-name="T97">, from the Free Font family again. <text:s/>It is a little smaller. <text:s/>It carries a much more traditional courier-look, than even FinalDraft. <text:s/></text:span><text:span text:style-name="T98">FreeMono is my personal </text:span><text:soft-page-break/><text:span text:style-name="T98">choice, it supports well above 10,000 glyphs, supporting most of the European writing systems.</text:span></text:p>
      <text:p text:style-name="P73">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73">The quick brown fox jumps over the lazy dog.</text:p>
      <text:p text:style-name="P74">The quick brown fox jumps over the lazy dog.</text:p>
      <text:p text:style-name="P75">The quick brown fox jumps over the lazy dog.</text:p>
      <text:p text:style-name="P73">THE QUICK BROWN FOX JUMPS OVER THE LAZY DOG.</text:p>
      <text:p text:style-name="P72">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P107" text:outline-level="3">Visually Similar Fonts</text:h>
      <text:p text:style-name="P18"><text:a xlink:type="simple" xlink:href="https://www.fadeinpro.com/page.pl?content=download" text:style-name="Internet_20_link" text:visited-style-name="Visited_20_Internet_20_Link"><text:span text:style-name="T79">Courier Screenplay</text:span></text:a><text:span text:style-name="T97">, </text:span><text:span text:style-name="T100">it </text:span><text:span text:style-name="T99">looks almost exactly the same as Courier FinalDraft and is promoted by </text:span><text:span text:style-name="T100">FadeIn (what you should be using, if you are goïng to be paying for screenwriting software.) <text:s/>It is based on </text:span><text:span text:style-name="T10">Bitscream Courier</text:span><text:span text:style-name="T29">, and is under a permissive license. <text:s/>You are free to modify and distribute it as you will, just be sure to mention Bitstream Incorporated.</text:span></text:p>
      <text:p text:style-name="P77">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77">The quick brown fox jumps over the lazy dog.</text:p>
      <text:p text:style-name="P78">The quick brown fox jumps over the lazy dog.</text:p>
      <text:p text:style-name="P79">The quick brown fox jumps over the lazy dog.</text:p>
      <text:p text:style-name="P77">THE QUICK BROWN FOX JUMPS OVER THE LAZY DOG.</text:p>
      <text:p text:style-name="P76"><text:soft-page-break/>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p text:style-name="P19"><text:a xlink:type="simple" xlink:href="https://www.trelby.org/download/" text:style-name="Internet_20_link" text:visited-style-name="Visited_20_Internet_20_Link"><text:span text:style-name="T78">Courier </text:span></text:a><text:a xlink:type="simple" xlink:href="https://www.trelby.org/download/" text:style-name="Internet_20_link" text:visited-style-name="Visited_20_Internet_20_Link"><text:span text:style-name="T56">10 Pitch</text:span></text:a><text:span text:style-name="T101">, </text:span><text:span text:style-name="T102">looks most similar to Courier Screenplay, and is metrically com-patible with it, but not Courier FinalDraft. <text:s/>I prefer its shapes of all this lot, but it is very limited in the amount </text:span><text:span text:style-name="T57">of character sets supported. <text:s/>It also is based on the Bit-stream font, </text:span><text:span text:style-name="T59">and i</text:span><text:span text:style-name="T58">t was chosen by the defunct </text:span><text:span text:style-name="T60">Trelby </text:span><text:span text:style-name="T55">project.</text:span></text:p>
      <text:p text:style-name="P80">Aa<text:span text:style-name="T71"> </text:span>Bb<text:span text:style-name="T71"> </text:span>Cc<text:span text:style-name="T71"> </text:span>Dd<text:span text:style-name="T71"> </text:span>Ee<text:span text:style-name="T71"> </text:span>F<text:span text:style-name="T94">f</text:span><text:span text:style-name="T71"> </text:span>Gg<text:span text:style-name="T71"> </text:span>Hh<text:span text:style-name="T71"> </text:span>Ii<text:span text:style-name="T71"> </text:span>Jj<text:span text:style-name="T71"> </text:span>Kk<text:span text:style-name="T71"> </text:span>Ll<text:span text:style-name="T70"> </text:span>Mm<text:line-break/>Nn<text:span text:style-name="T71"> </text:span>Oo<text:span text:style-name="T71"> </text:span>P<text:span text:style-name="T94">p</text:span><text:span text:style-name="T71"> </text:span>Qq<text:span text:style-name="T71"> </text:span>Rr<text:span text:style-name="T71"> </text:span>Ss<text:span text:style-name="T71"> </text:span>Tt<text:span text:style-name="T71"> </text:span>Uu<text:span text:style-name="T71"> </text:span>Vv<text:span text:style-name="T71"> </text:span>Ww<text:span text:style-name="T71"> </text:span>Xx<text:span text:style-name="T71"> </text:span>Yy<text:span text:style-name="T70"> </text:span>Zz</text:p>
      <text:p text:style-name="P80">The quick brown fox jumps over the lazy dog.</text:p>
      <text:p text:style-name="P81">The quick brown fox jumps over the lazy dog.</text:p>
      <text:p text:style-name="P82">The quick brown fox jumps over the lazy dog.</text:p>
      <text:p text:style-name="P80">THE QUICK BROWN FOX JUMPS OVER THE LAZY DOG.</text:p>
      <text:p text:style-name="P83">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text:soft-page-break/>sit amet rutrum quam. Phasellus ut sagittis ri-sus.</text:p>
      <text:h text:style-name="Heading_20_1" text:outline-level="1"><text:span text:style-name="T69">Obscure Language</text:span><text:span text:style-name="T103"> Fonts</text:span></text:h>
      <text:p text:style-name="P92">It can be rather hard to find a font that supports a particular language, or even a font that matches the traditional style(s) used by that language. <text:s/>This section is dedicated to those fonts.</text:p>
      <text:h text:style-name="Heading_20_2" text:outline-level="2">Anglo-Saxon</text:h>
      <text:p text:style-name="P20">Old English, or the languages of the Anglo-Saxons, used a few different spins on, then, common Latin scripts for writing. <text:s/>Any modern font can fully support the full alphabet (though maybe not <text:span text:style-name="T11">Yogh </text:span><text:span text:style-name="T93">'</text:span><text:span text:style-name="T30">ȝ</text:span><text:span text:style-name="T93">'</text:span><text:span text:style-name="T30">,) but few match the specific shapes used, prop-erly. <text:s/>Thankfully, a man named Peter S. Baker took the time to make fonts that match the most common scripts from literature; </text:span><text:span text:style-name="T36">they are public domain.</text:span></text:p>
      <text:p text:style-name="P96"><text:span text:style-name="T30">There are many scripts, but I will just demonstrate my favourite (and probably the most well-known:) </text:span><text:span text:style-name="T37">Beowulf1 Style</text:span><text:span text:style-name="T30"> </text:span><text:span text:style-name="T35">(14.6 pt. size.)</text:span></text:p>
      <text:p text:style-name="P87">Aa <text:s/><text:span text:style-name="T105">Ææ</text:span> <text:s/>Bb <text:s/><text:span text:style-name="T105">Cc</text:span> <text:s/><text:span text:style-name="T105">Dd</text:span> <text:s/><text:span text:style-name="T105">Ðð</text:span> <text:s/><text:span text:style-name="T105">Ee</text:span> <text:s/><text:span text:style-name="T105">Ff</text:span> <text:s/><text:span text:style-name="T105">Gg</text:span><text:span text:style-name="T104"> <text:s/></text:span><text:span text:style-name="T105">Hh</text:span><text:span text:style-name="T104"> <text:s/></text:span><text:span text:style-name="T105">Ii</text:span><text:span text:style-name="T104"> <text:s/></text:span><text:span text:style-name="T105">Ll</text:span><text:span text:style-name="T104"> <text:s/></text:span><text:span text:style-name="T105">Mm</text:span></text:p>
      <text:p text:style-name="P87"><text:span text:style-name="T105">Nn</text:span><text:span text:style-name="T104"> <text:s/></text:span><text:span text:style-name="T105">Oo</text:span><text:span text:style-name="T104"> <text:s/></text:span><text:span text:style-name="T105">Pp</text:span><text:span text:style-name="T104"> <text:s/></text:span><text:span text:style-name="T105">Rr</text:span><text:span text:style-name="T104"> <text:s/></text:span><text:span text:style-name="T105">Ss</text:span><text:span text:style-name="T104"> <text:s/></text:span><text:span text:style-name="T105">Tt</text:span><text:span text:style-name="T104"> <text:s/></text:span><text:span text:style-name="T105">Þþ</text:span><text:span text:style-name="T104"> <text:s/></text:span><text:span text:style-name="T105">Uu</text:span><text:span text:style-name="T104"> <text:s/></text:span><text:span text:style-name="T105">Ww</text:span><text:span text:style-name="T104"> <text:s/></text:span><text:span text:style-name="T105">Xx</text:span><text:span text:style-name="T104"> <text:s/></text:span><text:span text:style-name="T105">Yy</text:span><text:span text:style-name="T104"> <text:s/></text:span><text:span text:style-name="T105">Zz</text:span></text:p>
      <text:p text:style-name="P87">The quick brown fox jumps over the lazy dog.</text:p>
      <text:p text:style-name="P88">The quick brown fox jumps over the lazy dog.</text:p>
      <text:p text:style-name="P89">The quick brown fox jumps over the lazy dog.</text:p>
      <text:p text:style-name="P87">THE QUICK BROWN FOX JUMPS OVER THE LAZY DOG.</text:p>
      <text:p text:style-name="P87">Lorem ipsum dolor sit amet, consectetur adipiscing elit. <text:s/>Mauris nec tempor urna. Nunc feugiat congue pretium. Donec faucibus laoreet arcu sed convallis. Sed consectetur elit nec diam fringilla, sit amet facilisis nisl semper. Pellentesque habitant morbi tristique senectus et netus et malesuada fames ac turpis egestas. Curabitur at sagittis tortor. Ut bibendum elementum massa ut facilisis. Suspendisse nisl lectus, aliquam eget ornare in, cursus non sapien. Sed sodales interdum orci, et aliquam ex varius eget. Vestibulum sit amet rutrum quam. Phasellus ut sagittis risus.</text:p>
      <text:h text:style-name="Heading_20_2" text:outline-level="2"><text:soft-page-break/>Mongolian</text:h>
      <text:p text:style-name="P21">The traditional Mongolian script (which is being adopted again, in the actual Coun-try,) has been used primarily by the people of Inner-Mongolia, in China. <text:s/>A Chi-nese company, called <text:span text:style-name="T2">Menksoft</text:span><text:span text:style-name="T11">, has done much to make their own proprietary of-fice software for traditional Mongolian, and they have a </text:span><text:span text:style-name="T2">whole-slew</text:span><text:span text:style-name="T11"> of quality fonts for the script. <text:s/>But these are proprietary. <text:s/>You have to download the fonts individ-ually, but this is the link to their website: &lt;</text:span><text:a xlink:type="simple" xlink:href="http://www.menksoft.com/" text:style-name="Internet_20_link" text:visited-style-name="Visited_20_Internet_20_Link"><text:span text:style-name="T11">http://www.menksoft.com/</text:span></text:a><text:span text:style-name="T11">&gt;. <text:s/>Google Translate works quite well for entire pages, and it helped me to navigate the website.</text:span></text:p>
      <text:p text:style-name="P97"><text:span text:style-name="T16">This is an example of </text:span><text:span text:style-name="T42">a few</text:span><text:span text:style-name="T16"> of the fonts, called: </text:span><text:span text:style-name="T6">Amglang, Mundun Tig, Hawang Tig, Lhudb Tig,</text:span><text:span text:style-name="T17"> and </text:span><text:span text:style-name="T6">Qagan Ti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nux Libertine O" svg:font-family="'Linux Libertine O'"/>
    <style:font-face style:name="Linux Libertine O1" svg:font-family="'Linux Libertine O'" style:font-adornments="Regular"/>
    <style:font-face style:name="FreeSerif3" svg:font-family="FreeSerif" style:font-family-generic="roman"/>
    <style:font-face style:name="Lucida Sans2" svg:font-family="'Lucida Sans'" style:font-family-generic="swiss"/>
    <style:font-face style:name="Courier 10 Pitch" svg:font-family="'Courier 10 Pitch'" style:font-pitch="fixed"/>
    <style:font-face style:name="Courier Final Draft for Powerline" svg:font-family="'Courier Final Draft for Powerline'" style:font-pitch="fixed"/>
    <style:font-face style:name="Courier Prime" svg:font-family="'Courier Prime'" style:font-pitch="fixed"/>
    <style:font-face style:name="Courier Screenplay" svg:font-family="'Courier Screenplay'" style:font-pitch="fixed"/>
    <style:font-face style:name="FreeMono" svg:font-family="FreeMono" style:font-family-generic="modern" style:font-pitch="fixed"/>
    <style:font-face style:name="Beowulf1" svg:font-family="Beowulf1" style:font-pitch="variable"/>
    <style:font-face style:name="Gentium" svg:font-family="Gentium" style:font-pitch="variable"/>
    <style:font-face style:name="Linux Libertine O2" svg:font-family="'Linux Libertine O'" style:font-pitch="variable"/>
    <style:font-face style:name="Lucida Sans" svg:font-family="'Lucida Sans'" style:font-pitch="variable"/>
    <style:font-face style:name="Menk Amglang Tig" svg:font-family="'Menk Amglang Tig'" style:font-pitch="variable"/>
    <style:font-face style:name="Menk BudunTig" svg:font-family="'Menk BudunTig'" style:font-pitch="variable"/>
    <style:font-face style:name="Menk Hawang Tig" svg:font-family="'Menk Hawang Tig'" style:font-pitch="variable"/>
    <style:font-face style:name="Menk Lhundb Tig" svg:font-family="'Menk Lhundb Tig'" style:font-pitch="variable"/>
    <style:font-face style:name="Menk Qagan Tig" svg:font-family="'Menk Qagan Tig'" style:font-pitch="variable"/>
    <style:font-face style:name="Roboto Condensed" svg:font-family="'Roboto Condensed'" style:font-pitch="variable"/>
    <style:font-face style:name="San Francisco Display" svg:font-family="'San Francisco Display'" style:font-pitch="variable"/>
    <style:font-face style:name="Swansea" svg:font-family="Swansea" style:font-pitch="variable"/>
    <style:font-face style:name="FreeSerif1" svg:font-family="FreeSerif" style:font-family-generic="roman" style:font-pitch="variable"/>
    <style:font-face style:name="FreeSerif" svg:font-family="FreeSerif" style:font-adornments="Italic" style:font-family-generic="roman" style:font-pitch="variable"/>
    <style:font-face style:name="FreeSerif2" svg:font-family="FreeSerif"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ira Sans Condensed Light" svg:font-family="'Fira Sans Condensed Light'" style:font-adornments="Light" style:font-family-generic="swiss" style:font-pitch="variable"/>
    <style:font-face style:name="FreeSans" svg:font-family="Free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svg:font-family="'Nimbus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in" style:contextual-spacing="false" fo:line-height="115%" fo:text-align="justify" style:justify-single-word="false"/>
      <style:text-properties style:font-name="FreeSerif2" fo:font-family="Free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next-style-name="First_20_line_20_indent" style:class="text">
      <loext:graphic-properties draw:fill="none" draw:fill-color="#729fcf"/>
      <style:paragraph-properties fo:margin-left="0in" fo:margin-right="0in" fo:margin-top="0in" fo:margin-bottom="0.15in" style:contextual-spacing="false" fo:line-height="115%" fo:text-indent="0in" style:auto-text-indent="false" fo:background-color="transparent"/>
      <style:text-properties style:font-name="FreeSerif1" fo:font-family="FreeSerif" style:font-family-generic="roman" style:font-pitch="variable" officeooo:rsid="0001ccf2"/>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itle" style:family="paragraph" style:parent-style-name="Heading" style:next-style-name="Text_20_body" style:class="chapter">
      <style:paragraph-properties fo:margin-top="0in" fo:margin-bottom="0.2in" style:contextual-spacing="false" fo:line-height="115%" fo:text-align="center" style:justify-single-word="false"/>
      <style:text-properties style:font-name="FreeSerif1" fo:font-family="FreeSerif" style:font-family-generic="roman" style:font-pitch="variable" fo:font-size="28pt" fo:font-weight="bold" officeooo:rsid="0001ccf2"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5in" fo:margin-bottom="0.15in" style:contextual-spacing="false"/>
      <style:text-properties style:font-name="FreeSerif" fo:font-family="FreeSerif" style:font-style-name="Italic" style:font-family-generic="roman" style:font-pitch="variable" fo:font-size="130%" fo:font-style="italic" fo:font-weight="normal" officeooo:rsid="00058de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in" fo:margin-right="0in" fo:margin-top="0in" fo:margin-bottom="0.15in" style:contextual-spacing="false" fo:text-indent="0in" style:auto-text-indent="false"/>
      <style:text-properties style:font-name="FreeSerif" fo:font-family="FreeSerif" style:font-style-name="Italic" style:font-family-generic="roman" style:font-pitch="variable" fo:font-size="14pt" fo:font-style="normal" fo:font-weight="bold" officeooo:rsid="00167f8c" style:font-name-asian="Microsoft YaHei" style:font-family-asian="'Microsoft YaHei'" style:font-family-generic-asian="system" style:font-pitch-asian="variable" style:font-size-asian="12.25pt" style:font-style-asian="normal" style:font-weight-asian="bold" style:font-name-complex="Lucida Sans1" style:font-family-complex="'Lucida Sans'" style:font-family-generic-complex="system" style:font-pitch-complex="variable" style:font-size-complex="14pt" style:font-style-complex="normal" style:font-weight-complex="bold"/>
    </style:style>
    <style:style style:name="H3_20_Body_20_Paragraph" style:display-name="H3 Body Paragraph" style:family="paragraph" style:parent-style-name="Text_20_body">
      <style:paragraph-properties fo:margin-left="1in" fo:margin-right="0in" fo:text-indent="0in" style:auto-text-indent="false"/>
      <style:text-properties fo:font-size="12pt" style:font-size-asian="12pt" style:font-size-complex="12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align="justify" style:justify-single-word="false" fo:text-indent="0.5in" style:auto-text-indent="false"/>
    </style:style>
    <style:style style:name="H3_20_Examples" style:display-name="H3 Examples" style:family="paragraph" style:parent-style-name="H3_20_Body_20_Paragraph">
      <loext:graphic-properties draw:fill="none" draw:fill-color="#729fcf"/>
      <style:paragraph-properties fo:margin-left="1.5in" fo:margin-right="0in" fo:margin-top="0in" fo:margin-bottom="0.15in" style:contextual-spacing="false" fo:line-height="115%" fo:text-align="start" style:justify-single-word="false" fo:text-indent="0in" style:auto-text-indent="false" fo:background-color="transparent"/>
      <style:text-properties style:font-name="FreeSerif1" fo:font-family="FreeSerif" style:font-family-generic="roman" style:font-pitch="variable"/>
    </style:style>
    <style:style style:name="H3_20_Body_20_First_20_Indent" style:display-name="H3 Body First Indent" style:family="paragraph" style:parent-style-name="H3_20_Body_20_Paragraph">
      <loext:graphic-properties draw:fill="none" draw:fill-color="#729fcf"/>
      <style:paragraph-properties fo:margin-left="1in" fo:margin-right="0in" fo:margin-top="0in" fo:margin-bottom="0.15in" style:contextual-spacing="false" fo:line-height="115%" fo:text-indent="0.5in" style:auto-text-indent="false" fo:background-color="transparent"/>
    </style:style>
    <style:style style:name="Heading_20_3" style:display-name="Heading 3" style:family="paragraph" style:parent-style-name="Heading" style:next-style-name="Text_20_body" style:default-outline-level="3" style:class="text" style:master-page-name="">
      <style:paragraph-properties fo:margin-left="1in" fo:margin-right="0in" fo:margin-top="0in" fo:margin-bottom="0.15in" style:contextual-spacing="false" fo:text-indent="0in" style:auto-text-indent="false" style:page-number="auto"/>
      <style:text-properties style:font-name="FreeSerif" fo:font-family="FreeSerif" style:font-style-name="Italic" style:font-family-generic="roman" style:font-pitch="variable" fo:font-size="101%" fo:font-style="normal" fo:font-weight="normal"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Matþew Scarbrough</meta:initial-creator>
    <meta:creation-date>2020-10-21T15:58:22.228946081</meta:creation-date>
    <dc:date>2020-10-29T14:04:45.161475558</dc:date>
    <dc:creator>Matþew Scarbrough</dc:creator>
    <meta:editing-duration>PT6H40M34S</meta:editing-duration>
    <meta:editing-cycles>86</meta:editing-cycles>
    <meta:generator>LibreOffice/7.0.1.2$Linux_X86_64 LibreOffice_project/00$Build-2</meta:generator>
    <dc:description>This document examines some popular fonts and some alternatives to them, etc.</dc:description>
    <meta:keyword>fonts</meta:keyword>
    <meta:keyword>fsf</meta:keyword>
    <meta:keyword>gnu</meta:keyword>
    <meta:keyword>opensource</meta:keyword>
    <meta:keyword>foss</meta:keyword>
    <meta:keyword>libreoffice</meta:keyword>
    <meta:keyword>windows</meta:keyword>
    <meta:keyword>linux</meta:keyword>
    <meta:keyword>apple</meta:keyword>
    <meta:keyword>mac</meta:keyword>
    <dc:subject>fonts</dc:subject>
    <dc:title>Font Alternatives</dc:title>
    <meta:document-statistic meta:table-count="0" meta:image-count="0" meta:object-count="0" meta:page-count="14" meta:paragraph-count="157" meta:word-count="4208" meta:character-count="24984" meta:non-whitespace-character-count="20405"/>
  </office:meta>
</office:document-meta>
</file>